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8.47mm"/>
    </style:style>
    <style:style style:name="co9" style:family="table-column">
      <style:table-column-properties fo:break-before="auto" style:column-width="12.7mm"/>
    </style:style>
    <style:style style:name="co10" style:family="table-column">
      <style:table-column-properties fo:break-before="auto" style:column-width="8.17mm"/>
    </style:style>
    <style:style style:name="co11" style:family="table-column">
      <style:table-column-properties fo:break-before="auto" style:column-width="9.82mm"/>
    </style:style>
    <style:style style:name="co12" style:family="table-column">
      <style:table-column-properties fo:break-before="auto" style:column-width="12.54mm"/>
    </style:style>
    <style:style style:name="co13" style:family="table-column">
      <style:table-column-properties fo:break-before="auto" style:column-width="7.88mm"/>
    </style:style>
    <style:style style:name="co14" style:family="table-column">
      <style:table-column-properties fo:break-before="auto" style:column-width="21.73mm"/>
    </style:style>
    <style:style style:name="co15" style:family="table-column">
      <style:table-column-properties fo:break-before="auto" style:column-width="14.52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28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6"/>
      <style:map style:condition="cell-content()=1" style:apply-style-name="Good" style:base-cell-address="'2nd degré niveau 1'.O6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8"/>
      <style:map style:condition="cell-content()=1" style:apply-style-name="Good" style:base-cell-address="'2nd degré niveau 1'.O8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0"/>
      <style:map style:condition="cell-content()=1" style:apply-style-name="Good" style:base-cell-address="'2nd degré niveau 1'.O10"/>
    </style:style>
    <style:style style:name="ce7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2"/>
      <style:map style:condition="cell-content()=1" style:apply-style-name="Good" style:base-cell-address="'2nd degré niveau 1'.O12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4"/>
      <style:map style:condition="cell-content()=1" style:apply-style-name="Good" style:base-cell-address="'2nd degré niveau 1'.O14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8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5" style:family="table-cell" style:parent-style-name="Default">
      <style:table-cell-properties style:cell-protect="protected" style:print-content="true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'.O6"/>
      <style:map style:condition="cell-content()=0" style:apply-style-name="Bad" style:base-cell-address="'2nd degré'.O6"/>
    </style:style>
    <style:style style:name="ce154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'.O10"/>
      <style:map style:condition="cell-content()=0" style:apply-style-name="Bad" style:base-cell-address="'2nd degré'.O10"/>
    </style:style>
    <style:style style:name="ce156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'.O14"/>
      <style:map style:condition="cell-content()=0" style:apply-style-name="Bad" style:base-cell-address="'2nd degré'.O14"/>
    </style:style>
    <style:style style:name="ce158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'.O18"/>
      <style:map style:condition="cell-content()=0" style:apply-style-name="Bad" style:base-cell-address="'2nd degré'.O18"/>
    </style:style>
    <style:style style:name="ce160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'.O22"/>
      <style:map style:condition="cell-content()=0" style:apply-style-name="Bad" style:base-cell-address="'2nd degré'.O22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style:font-name-asian="Symbol1" style:font-size-asian="28pt" style:font-style-asian="italic" style:font-name-complex="Symbol1" style:font-size-complex="28pt" style:font-style-complex="italic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3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97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name-asian="Symbol1" style:font-size-asian="28pt" style:font-name-complex="Symbol1" style:font-size-complex="28pt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7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29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9"/>
      <style:map style:condition="cell-content()=1" style:apply-style-name="Good" style:base-cell-address="Homographique.O9"/>
    </style:style>
    <style:style style:name="ce18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13"/>
      <style:map style:condition="cell-content()=1" style:apply-style-name="Good" style:base-cell-address="Homographique.O13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17"/>
      <style:map style:condition="cell-content()=1" style:apply-style-name="Good" style:base-cell-address="Homographique.O17"/>
    </style:style>
    <style:style style:name="ce1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21"/>
      <style:map style:condition="cell-content()=1" style:apply-style-name="Good" style:base-cell-address="Homographique.O21"/>
    </style:style>
    <style:style style:name="ce19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24"/>
      <style:map style:condition="cell-content()=1" style:apply-style-name="Good" style:base-cell-address="Homographique.O24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2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36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237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241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242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24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49" style:family="table-cell" style:parent-style-name="Default">
      <style:table-cell-properties style:cell-protect="hidden-and-protected" style:print-content="true"/>
    </style:style>
    <style:style style:name="ce25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25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5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5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257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60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26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267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269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7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2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27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27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jejY/HAzi4WW7PDGoQ1aGAI5bE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44mm" svg:height="7.84mm" svg:x="11.01mm" svg:y="3.93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02mm" svg:x="2.69mm" svg:y="3.89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1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nd degré niveau 1" table:style-name="ta1" table:protected="true" table:protection-key="jejY/HAzi4WW7PDGoQ1aGAI5bE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2nd degré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2nd degré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47"/>
        <table:table-column table:style-name="co3" table:number-columns-repeated="2" table:default-cell-style-name="ce47"/>
        <table:table-column table:style-name="co4" table:default-cell-style-name="ce47"/>
        <table:table-column table:style-name="co1" table:number-columns-repeated="5" table:default-cell-style-name="ce47"/>
        <table:table-column table:style-name="co5" table:default-cell-style-name="ce47"/>
        <table:table-column table:style-name="co1" table:number-columns-repeated="1000" table:default-cell-style-name="ce47"/>
        <table:table-row table:style-name="ro6">
          <table:table-cell table:style-name="ce42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5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5"/>
          <table:table-cell table:style-name="ce55" table:number-columns-repeated="4"/>
          <table:table-cell table:style-name="ce45" table:number-columns-repeated="3"/>
          <table:table-cell table:style-name="ce111" table:formula="of:=IF(OR([.$X$1];[.$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42"/>
          <table:covered-table-cell table:style-name="ce37"/>
          <table:covered-table-cell table:number-columns-repeated="3" table:style-name="ce39"/>
          <table:covered-table-cell table:number-columns-repeated="2" table:style-name="ce55"/>
          <table:covered-table-cell table:style-name="ce44"/>
          <table:table-cell table:style-name="ce55" table:number-columns-repeated="5"/>
          <table:table-cell table:style-name="ce45" table:number-columns-repeated="3"/>
          <table:covered-table-cell table:style-name="ce55"/>
          <table:covered-table-cell/>
          <table:covered-table-cell table:style-name="ce55"/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Default"/>
          <table:covered-table-cell table:number-columns-repeated="4" table:style-name="ce98"/>
          <table:table-cell table:style-name="ce88" table:formula="of:=[$Données.W5]" office:value-type="string" office:string-value="6 x² + 48 x - 3 = 0" calcext:value-type="string">
            <text:p>6 x² + 48 x - 3 = 0</text:p>
          </table:table-cell>
          <table:table-cell table:style-name="ce98" table:number-columns-repeated="4"/>
          <table:table-cell table:style-name="ce122" office:value-type="string" calcext:value-type="string" table:number-columns-spanned="8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98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32"/>
          <table:table-cell table:number-columns-repeated="12"/>
          <table:table-cell table:style-name="ce98" table:number-columns-repeated="3"/>
          <table:table-cell table:style-name="ce114"/>
          <table:table-cell table:style-name="ce98" table:number-columns-repeated="16"/>
          <table:table-cell table:number-columns-repeated="990"/>
        </table:table-row>
        <table:table-row table:style-name="ro6">
          <table:table-cell table:style-name="ce52"/>
          <table:table-cell table:style-name="ce56" office:value-type="string" calcext:value-type="string">
            <text:p>(</text:p>
          </table:table-cell>
          <table:table-cell table:style-name="ce56" table:formula="of:=&quot;x²&quot;" office:value-type="string" office:string-value="x²" calcext:value-type="string">
            <text:p>x²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2"/>
          <table:table-cell table:style-name="ce74" table:formula="of:=IF(OR([.$X$1];[.$X$2]);IF([$Données.AD7]=[$Données.AE7];1;0);&quot;&quot;)">
            <text:p/>
          </table:table-cell>
          <table:table-cell table:style-name="ce72"/>
          <table:table-cell table:style-name="ce115" table:formula="of:=IF(AND([.$X$1];[.$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72" table:formula="of:=&quot;x²&quot;" office:value-type="string" office:string-value="x²" calcext:value-type="string">
            <text:p>x²</text:p>
          </table:table-cell>
          <table:table-cell table:style-name="ce115" table:formula="of:=IF(AND([.$X$1];[.$X$2]);[$Données.D7];&quot;&quot;)">
            <text:p/>
          </table:table-cell>
          <table:table-cell table:style-name="ce115" table:formula="of:=IF(AND([.$X$1];[.$X$2]);[$Données.E7];&quot;&quot;)">
            <text:p/>
          </table:table-cell>
          <table:table-cell table:style-name="ce87" table:formula="of:=IF(AND([.$X$1];[.$X$2]);[$Données.F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X$1];[.$X$2]);[$Données.H7];&quot;&quot;)">
            <text:p/>
          </table:table-cell>
          <table:table-cell table:style-name="ce115" table:formula="of:=IF(AND([.$X$1];[.$X$2]);[$Données.I7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3"/>
          <table:table-cell table:style-name="ce98" table:number-columns-repeated="4"/>
          <table:table-cell table:number-columns-repeated="989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6" table:formula="of:=IF(OR([.$X$1];[.$X$2]);IF([$Données.AD8]=[$Données.AE8];1;0);&quot;&quot;)">
            <text:p/>
          </table:table-cell>
          <table:table-cell table:style-name="ce72"/>
          <table:table-cell table:style-name="ce115" table:formula="of:=IF(AND([.$X$1];[.$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8];&quot;&quot;)">
            <text:p/>
          </table:table-cell>
          <table:table-cell table:style-name="ce115" table:formula="of:=IF(AND([.$X$1];[.$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H8];&quot;&quot;)">
            <text:p/>
          </table:table-cell>
          <table:table-cell table:style-name="ce115" table:formula="of:=IF(AND([.$X$1];[.$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X$1];[.$X$2]);[$Données.K8];&quot;&quot;)">
            <text:p/>
          </table:table-cell>
          <table:table-cell table:style-name="ce115" table:formula="of:=IF(AND([.$X$1];[.$X$2]);[$Données.L8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72"/>
          <table:table-cell table:style-name="ce77" table:formula="of:=IF(OR([.$X$1];[.$X$2]);IF([$Données.AD9]=[$Données.AE9];1;0);&quot;&quot;)">
            <text:p/>
          </table:table-cell>
          <table:table-cell table:style-name="ce72"/>
          <table:table-cell table:style-name="ce115" table:formula="of:=IF(AND([.$X$1];[.$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9];&quot;&quot;)">
            <text:p/>
          </table:table-cell>
          <table:table-cell table:style-name="ce115" table:formula="of:=IF(AND([.$X$1];[.$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9];&quot;&quot;)">
            <text:p/>
          </table:table-cell>
          <table:table-cell table:style-name="ce115" table:formula="of:=IF(AND([.$X$1];[.$X$2]);[$Données.H9];&quot;&quot;)">
            <text:p/>
          </table:table-cell>
          <table:table-cell table:style-name="ce115" table:formula="of:=IF(AND([.$X$1];[.$X$2]);[$Données.I9];&quot;&quot;)">
            <text:p/>
          </table:table-cell>
          <table:table-cell table:style-name="ce115" table:formula="of:=IF(AND([.$X$1];[.$X$2]);[$Données.J9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0" table:number-columns-repeated="2"/>
          <table:table-cell table:style-name="ce56"/>
          <table:table-cell table:style-name="ce72"/>
          <table:table-cell table:style-name="ce78" table:formula="of:=IF(OR([.$X$1];[.$X$2]);IF([$Données.AD10]=[$Données.AE10];1;0);&quot;&quot;)">
            <text:p/>
          </table:table-cell>
          <table:table-cell table:style-name="ce72"/>
          <table:table-cell table:style-name="ce115" table:formula="of:=IF(AND([.$X$1];[.$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10];&quot;&quot;)">
            <text:p/>
          </table:table-cell>
          <table:table-cell table:style-name="ce115" table:formula="of:=IF(AND([.$X$1];[.$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10];&quot;&quot;)">
            <text:p/>
          </table:table-cell>
          <table:table-cell table:style-name="ce115" table:formula="of:=IF(AND([.$X$1];[.$X$2]);[$Données.H10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123" table:number-columns-repeated="2"/>
          <table:table-cell table:style-name="ce72" table:number-columns-repeated="2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56" table:number-columns-repeated="13"/>
          <table:table-cell table:style-name="ce72"/>
          <table:table-cell table:style-name="ce106"/>
          <table:table-cell table:style-name="ce72" table:number-columns-repeated="15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56"/>
          <table:table-cell table:style-name="ce60" office:value-type="string" calcext:value-type="string">
            <text:p><text:span text:style-name="T6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6"></text:span> =</text:p>
          </table:table-cell>
          <table:table-cell table:style-name="ce52"/>
          <table:table-cell table:style-name="ce56" table:number-columns-repeated="7"/>
          <table:table-cell table:style-name="ce72"/>
          <table:table-cell table:style-name="ce80" table:formula="of:=IF(OR([.$X$1];[.$X$2]);IF([$Données.AD12]=[$Données.AE12];1;0);&quot;&quot;)">
            <text:p/>
          </table:table-cell>
          <table:table-cell table:style-name="ce72" table:number-columns-repeated="2"/>
          <table:table-cell table:style-name="ce99" office:value-type="string" calcext:value-type="string">
            <text:p><text:span text:style-name="T6"></text:span> =</text:p>
          </table:table-cell>
          <table:table-cell table:style-name="ce115" table:formula="of:=IF(AND([.$X$1];[.$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6"></text:span> =</text:p>
          </table:table-cell>
          <table:table-cell table:style-name="ce115" table:formula="of:=IF(AND([.$X$1];[.$X$2]);[$Données.U6];&quot;&quot;)">
            <text:p/>
          </table:table-cell>
          <table:table-cell table:style-name="ce72" table:number-columns-repeated="8"/>
          <table:table-cell table:style-name="ce98" table:number-columns-repeated="3"/>
          <table:table-cell table:number-columns-repeated="990"/>
        </table:table-row>
        <table:table-row table:style-name="ro6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>
          <table:table-cell table:style-name="Default"/>
          <table:table-cell table:number-columns-repeated="12"/>
          <table:table-cell table:style-name="ce98" table:number-columns-repeated="20"/>
          <table:table-cell table:number-columns-repeated="990"/>
        </table:table-row>
        <table:table-row table:style-name="ro6" table:number-rows-repeated="2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 table:number-rows-repeated="1048554">
          <table:table-cell table:number-columns-repeated="1023"/>
        </table:table-row>
        <table:table-row table:style-name="ro7" table:number-rows-repeated="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2nd degré niveau 1'.O6:'2nd degré niveau 1'.O6">
            <calcext:condition calcext:apply-style-name="Bad" calcext:value="=0" calcext:base-cell-address="'2nd degré niveau 1'.O6"/>
            <calcext:condition calcext:apply-style-name="Good" calcext:value="=1" calcext:base-cell-address="'2nd degré niveau 1'.O6"/>
          </calcext:conditional-format>
          <calcext:conditional-format calcext:target-range-address="'2nd degré niveau 1'.O8:'2nd degré niveau 1'.O8">
            <calcext:condition calcext:apply-style-name="Bad" calcext:value="=0" calcext:base-cell-address="'2nd degré niveau 1'.O8"/>
            <calcext:condition calcext:apply-style-name="Good" calcext:value="=1" calcext:base-cell-address="'2nd degré niveau 1'.O8"/>
          </calcext:conditional-format>
          <calcext:conditional-format calcext:target-range-address="'2nd degré niveau 1'.O10:'2nd degré niveau 1'.O10">
            <calcext:condition calcext:apply-style-name="Bad" calcext:value="=0" calcext:base-cell-address="'2nd degré niveau 1'.O10"/>
            <calcext:condition calcext:apply-style-name="Good" calcext:value="=1" calcext:base-cell-address="'2nd degré niveau 1'.O10"/>
          </calcext:conditional-format>
          <calcext:conditional-format calcext:target-range-address="'2nd degré niveau 1'.O12:'2nd degré niveau 1'.O12">
            <calcext:condition calcext:apply-style-name="Bad" calcext:value="=0" calcext:base-cell-address="'2nd degré niveau 1'.O12"/>
            <calcext:condition calcext:apply-style-name="Good" calcext:value="=1" calcext:base-cell-address="'2nd degré niveau 1'.O12"/>
          </calcext:conditional-format>
          <calcext:conditional-format calcext:target-range-address="'2nd degré niveau 1'.O14:'2nd degré niveau 1'.O14">
            <calcext:condition calcext:apply-style-name="Bad" calcext:value="=0" calcext:base-cell-address="'2nd degré niveau 1'.O14"/>
            <calcext:condition calcext:apply-style-name="Good" calcext:value="=1" calcext:base-cell-address="'2nd degré niveau 1'.O14"/>
          </calcext:conditional-format>
        </calcext:conditional-formats>
      </table:table>
      <table:table table:name="2nd degré" table:style-name="ta1" table:protected="true" table:protection-key="jejY/HAzi4WW7PDGoQ1aGAI5bE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2nd degré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2nd degré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5"/>
          <draw:control draw:z-index="1" draw:style-name="gr3" draw:text-style-name="P4" svg:width="53.84mm" svg:height="16.8mm" svg:x="262.65mm" svg:y="8.45mm" draw:control="control6"/>
        </table:shapes>
        <table:table-column table:style-name="co2" table:number-columns-repeated="14" table:default-cell-style-name="ce47"/>
        <table:table-column table:style-name="co3" table:number-columns-repeated="2" table:default-cell-style-name="ce47"/>
        <table:table-column table:style-name="co4" table:default-cell-style-name="ce47"/>
        <table:table-column table:style-name="co1" table:number-columns-repeated="5" table:default-cell-style-name="ce47"/>
        <table:table-column table:style-name="co5" table:default-cell-style-name="ce47"/>
        <table:table-column table:style-name="co1" table:number-columns-repeated="1000" table:default-cell-style-name="ce47"/>
        <table:table-column table:style-name="co1" table:default-cell-style-name="ce145"/>
        <table:table-row table:style-name="ro6">
          <table:table-cell table:style-name="ce42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5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5"/>
          <table:table-cell table:style-name="ce55" table:number-columns-repeated="4"/>
          <table:table-cell table:style-name="ce103" table:number-columns-repeated="3"/>
          <table:table-cell table:style-name="ce111" table:formula="of:=IF(OR([.$X$1];[.$X$2]);[$Données.AE35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5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42"/>
          <table:covered-table-cell table:style-name="ce37"/>
          <table:covered-table-cell table:number-columns-repeated="3" table:style-name="ce39"/>
          <table:covered-table-cell table:number-columns-repeated="2" table:style-name="ce55"/>
          <table:covered-table-cell table:style-name="ce44"/>
          <table:table-cell table:style-name="ce55" table:number-columns-repeated="5"/>
          <table:table-cell table:style-name="ce103" table:number-columns-repeated="3"/>
          <table:covered-table-cell table:style-name="ce55"/>
          <table:covered-table-cell/>
          <table:covered-table-cell table:style-name="ce55"/>
          <table:covered-table-cell/>
          <table:table-cell/>
          <table:table-cell table:style-name="ce145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ce145"/>
          <table:covered-table-cell table:number-columns-repeated="4"/>
          <table:table-cell table:style-name="ce157" table:formula="of:=[$Données.W17]" office:value-type="string" office:string-value="4 x² +  x - 9 = 0" calcext:value-type="string">
            <text:p>4 x² + <text:s/>x - 9 = 0</text:p>
          </table:table-cell>
          <table:table-cell table:number-columns-repeated="4"/>
          <table:table-cell table:style-name="ce167" office:value-type="string" calcext:value-type="string" table:number-columns-spanned="8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7"/>
          <table:table-cell table:number-columns-repeated="994"/>
        </table:table-row>
        <table:table-row table:style-name="ro6">
          <table:table-cell table:style-name="ce146" table:number-columns-repeated="5"/>
          <table:table-cell table:style-name="ce52" office:value-type="float" office:value="7" calcext:value-type="float">
            <text:p>7</text:p>
          </table:table-cell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>
            <text:p/>
          </table:table-cell>
          <table:table-cell table:style-name="ce146" table:number-columns-repeated="8"/>
          <table:table-cell table:number-columns-repeated="994"/>
        </table:table-row>
        <table:table-row table:style-name="ro6">
          <table:table-cell table:style-name="ce93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</text:p>
          </table:table-cell>
          <table:table-cell table:style-name="ce93" office:value-type="string" calcext:value-type="string">
            <text:p>+</text:p>
          </table:table-cell>
          <table:table-cell table:style-name="ce93" office:value-type="float" office:value="5" calcext:value-type="float">
            <text:p>5</text:p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5" table:number-columns-repeated="2"/>
          <table:table-cell table:style-name="ce153" table:formula="of:=IF(OR([.$X$1];[.$X$2]);IF(AND([$Données.AD19]=[$Données.AE19];[$Données.AD20]=[$Données.AE20];[$Données.AD21]=[$Données.AE21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>
            <text:p/>
          </table:table-cell>
          <table:table-cell table:style-name="ce130" table:formula="of:=IF(AND([.$X$1];[.$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5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4"/>
          <table:table-cell table:style-name="ce52" office:value-type="float" office:value="5" calcext:value-type="float">
            <text:p>5</text:p>
          </table:table-cell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>
            <text:p/>
          </table:table-cell>
          <table:table-cell table:style-name="ce56" table:number-columns-repeated="8"/>
          <table:table-cell table:number-columns-repeated="994"/>
        </table:table-row>
        <table:table-row table:style-name="ro6">
          <table:table-cell table:style-name="ce145" table:number-columns-repeated="14"/>
          <table:table-cell table:style-name="ce56"/>
          <table:table-cell table:style-name="ce145" table:number-columns-repeated="15"/>
          <table:table-cell table:number-columns-repeated="994"/>
        </table:table-row>
        <table:table-row table:style-name="ro6">
          <table:table-cell table:style-name="ce146" table:number-columns-repeated="5"/>
          <table:table-cell table:style-name="ce52" office:value-type="float" office:value="7" calcext:value-type="float">
            <text:p>7</text:p>
          </table:table-cell>
          <table:table-cell table:style-name="ce146" table:number-columns-repeated="2"/>
          <table:table-cell table:style-name="ce93" office:value-type="float" office:value="49" calcext:value-type="float">
            <text:p>49</text:p>
          </table:table-cell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>
            <text:p/>
          </table:table-cell>
          <table:table-cell table:style-name="ce146" table:number-columns-repeated="2"/>
          <table:table-cell table:style-name="ce130" table:formula="of:=IF(AND([.$X$1];[.$X$2]);[$Données.I23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6">
          <table:table-cell table:style-name="ce93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office:value-type="string" calcext:value-type="string">
            <text:p>+</text:p>
          </table:table-cell>
          <table:table-cell table:style-name="ce93" office:value-type="float" office:value="5" calcext:value-type="float">
            <text:p>5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54" table:formula="of:=IF(OR([.$X$1];[.$X$2]);IF(AND([$Données.AD22]=[$Données.AE22];[$Données.AD23]=[$Données.AE23];[$Données.AD24]=[$Données.AE24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>
            <text:p/>
          </table:table-cell>
          <table:table-cell table:style-name="ce130" table:formula="of:=IF(AND([.$X$1];[.$X$2]);[$Données.L24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4"/>
          <table:table-cell table:style-name="ce52" office:value-type="float" office:value="10" calcext:value-type="float">
            <text:p>10</text:p>
          </table:table-cell>
          <table:table-cell table:style-name="ce56" table:number-columns-repeated="2"/>
          <table:table-cell table:style-name="ce93" office:value-type="float" office:value="100" calcext:value-type="float">
            <text:p>100</text:p>
          </table:table-cell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>
            <text:p/>
          </table:table-cell>
          <table:table-cell table:style-name="ce56" table:number-columns-repeated="2"/>
          <table:table-cell table:style-name="ce130" table:formula="of:=IF(AND([.$X$1];[.$X$2]);[$Données.I25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6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6">
          <table:table-cell table:style-name="ce146" table:number-columns-repeated="4"/>
          <table:table-cell table:style-name="ce93" office:value-type="float" office:value="7" calcext:value-type="float">
            <text:p>7</text:p>
          </table:table-cell>
          <table:table-cell table:style-name="ce146" table:number-columns-repeated="2"/>
          <table:table-cell table:style-name="ce93" office:value-type="float" office:value="49" calcext:value-type="float">
            <text:p>49</text:p>
          </table:table-cell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>
            <text:p/>
          </table:table-cell>
          <table:table-cell table:style-name="ce146" table:number-columns-repeated="2"/>
          <table:table-cell table:style-name="ce130" table:formula="of:=IF(AND([.$X$1];[.$X$2]);[$Données.H27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6">
          <table:table-cell table:style-name="ce93" office:value-type="float" office:value="5" calcext:value-type="float">
            <text:p>5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office:value-type="string" calcext:value-type="string">
            <text:p>+</text:p>
          </table:table-cell>
          <table:table-cell table:style-name="ce93" office:value-type="float" office:value="5" calcext:value-type="float">
            <text:p>5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156" table:formula="of:=IF(OR([.$X$1];[.$X$2]);IF(AND([$Données.AD25]=[$Données.AE25];[$Données.AD26]=[$Données.AE26];[$Données.AD27]=[$Données.AE27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>
            <text:p/>
          </table:table-cell>
          <table:table-cell table:style-name="ce130" table:formula="of:=IF(AND([.$X$1];[.$X$2]);[$Données.J28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3"/>
          <table:table-cell table:style-name="ce93" office:value-type="float" office:value="10" calcext:value-type="float">
            <text:p>10</text:p>
          </table:table-cell>
          <table:table-cell table:style-name="ce56"/>
          <table:table-cell table:style-name="ce67"/>
          <table:table-cell table:style-name="ce93" office:value-type="float" office:value="20" calcext:value-type="float">
            <text:p>20</text:p>
          </table:table-cell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29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6">
          <table:table-cell table:style-name="ce145" table:number-columns-repeated="14"/>
          <table:table-cell table:style-name="ce56"/>
          <table:table-cell table:style-name="ce145" table:number-columns-repeated="15"/>
          <table:table-cell table:number-columns-repeated="994"/>
        </table:table-row>
        <table:table-row table:style-name="ro6">
          <table:table-cell table:style-name="ce146" table:number-columns-repeated="4"/>
          <table:table-cell table:style-name="ce93" office:value-type="float" office:value="7" calcext:value-type="float">
            <text:p>7</text:p>
          </table:table-cell>
          <table:table-cell table:style-name="ce146" table:number-columns-repeated="2"/>
          <table:table-cell table:style-name="ce93" office:value-type="float" office:value="51" calcext:value-type="float">
            <text:p>51</text:p>
          </table:table-cell>
          <table:table-cell table:style-name="ce146" table:number-columns-repeated="5"/>
          <table:table-cell table:style-name="ce145"/>
          <table:table-cell table:style-name="ce56"/>
          <table:table-cell table:style-name="ce145"/>
          <table:table-cell table:style-name="ce146" table:number-columns-repeated="4"/>
          <table:table-cell table:style-name="ce130" table:formula="of:=IF(AND([.$X$1];[.$X$2]);[$Données.E31];&quot;&quot;)">
            <text:p/>
          </table:table-cell>
          <table:table-cell table:style-name="ce146" table:number-columns-repeated="2"/>
          <table:table-cell table:style-name="ce130" table:formula="of:=IF(AND([.$X$1];[.$X$2]);[$Données.H31];&quot;&quot;)">
            <text:p/>
          </table:table-cell>
          <table:table-cell table:style-name="ce146" table:number-columns-repeated="5"/>
          <table:table-cell table:style-name="ce145"/>
          <table:table-cell table:number-columns-repeated="994"/>
        </table:table-row>
        <table:table-row table:style-name="ro6">
          <table:table-cell table:style-name="ce93" office:value-type="float" office:value="5" calcext:value-type="float">
            <text:p>5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158" table:formula="of:=IF(OR([.$X$1];[.$X$2]);IF(AND([$Données.AD28]=[$Données.AE28];[$Données.AD29]=[$Données.AE29];[$Données.AD30]=[$Données.AE30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Default" table:number-columns-repeated="2"/>
          <table:table-cell table:style-name="ce56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3"/>
          <table:table-cell table:style-name="ce93" office:value-type="float" office:value="10" calcext:value-type="float">
            <text:p>10</text:p>
          </table:table-cell>
          <table:table-cell table:style-name="ce56"/>
          <table:table-cell table:style-name="ce67"/>
          <table:table-cell table:style-name="ce93" office:value-type="float" office:value="20" calcext:value-type="float">
            <text:p>20</text:p>
          </table:table-cell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33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6">
          <table:table-cell table:style-name="ce145" table:number-columns-repeated="14"/>
          <table:table-cell table:style-name="ce56"/>
          <table:table-cell table:style-name="ce145" table:number-columns-repeated="16"/>
          <table:table-cell table:number-columns-repeated="993"/>
        </table:table-row>
        <table:table-row table:style-name="ro6">
          <table:table-cell table:number-columns-repeated="2"/>
          <table:table-cell table:style-name="ce145"/>
          <table:table-cell table:style-name="ce93" office:value-type="float" office:value="7" calcext:value-type="float">
            <text:p>7</text:p>
          </table:table-cell>
          <table:table-cell table:style-name="ce145"/>
          <table:table-cell/>
          <table:table-cell table:style-name="ce145"/>
          <table:table-cell table:style-name="ce93" office:value-type="float" office:value="51" calcext:value-type="float">
            <text:p>51</text:p>
          </table:table-cell>
          <table:table-cell table:number-columns-repeated="3"/>
          <table:table-cell table:style-name="ce56" table:number-columns-repeated="2"/>
          <table:table-cell/>
          <table:table-cell table:style-name="ce56"/>
          <table:table-cell table:number-columns-repeated="3"/>
          <table:table-cell table:style-name="ce145"/>
          <table:table-cell table:style-name="ce130" table:formula="of:=[.U17]">
            <text:p/>
          </table:table-cell>
          <table:table-cell table:style-name="ce145"/>
          <table:table-cell/>
          <table:table-cell table:style-name="ce145"/>
          <table:table-cell table:style-name="ce130" table:formula="of:=[.X17]">
            <text:p/>
          </table:table-cell>
          <table:table-cell table:number-columns-repeated="3"/>
          <table:table-cell table:style-name="ce56" table:number-columns-repeated="2"/>
          <table:table-cell table:number-columns-repeated="993"/>
          <table:table-cell table:style-name="ce145"/>
          <table:table-cell/>
        </table:table-row>
        <table:table-row table:style-name="ro6">
          <table:table-cell table:style-name="ce56"/>
          <table:table-cell table:style-name="ce136" office:value-type="string" calcext:value-type="string">
            <text:p><text:span text:style-name="T6"></text:span> =</text:p>
          </table:table-cell>
          <table:table-cell table:style-name="ce93" office:value-type="string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5"/>
          <table:table-cell table:style-name="ce136" office:value-type="string" calcext:value-type="string">
            <text:p><text:span text:style-name="T6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3"/>
          <table:table-cell table:number-columns-repeated="3"/>
          <table:table-cell table:style-name="ce160" table:formula="of:=IF(OR([.$X$1];[.$X$2]);IF(AND([$Données.AD31]=[$Données.AE31];[$Données.AD32]=[$Données.AE32];[$Données.AD33]=[$Données.AE33]);1;0);&quot;&quot;)" office:value-type="boolean" office:boolean-value="false" calcext:value-type="boolean">
            <text:p>FAUX</text:p>
          </table:table-cell>
          <table:table-cell table:style-name="ce56" table:number-columns-repeated="2"/>
          <table:table-cell table:style-name="ce136" office:value-type="string" calcext:value-type="string">
            <text:p><text:span text:style-name="T6"></text:span> =</text:p>
          </table:table-cell>
          <table:table-cell table:style-name="ce130" table:formula="of:=IF([.T18]=&quot;-&quot;;&quot;&quot;;&quot;-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5"/>
          <table:table-cell table:style-name="ce136" office:value-type="string" calcext:value-type="string">
            <text:p><text:span text:style-name="T6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3"/>
          <table:table-cell table:number-columns-repeated="995"/>
          <table:table-cell table:style-name="ce145"/>
          <table:table-cell/>
        </table:table-row>
        <table:table-row table:style-name="ro6">
          <table:table-cell table:number-columns-repeated="2"/>
          <table:table-cell table:style-name="ce145"/>
          <table:table-cell table:style-name="ce93" office:value-type="float" office:value="10" calcext:value-type="float">
            <text:p>10</text:p>
          </table:table-cell>
          <table:table-cell table:style-name="ce145"/>
          <table:table-cell/>
          <table:table-cell table:style-name="ce145"/>
          <table:table-cell table:style-name="ce93" office:value-type="float" office:value="20" calcext:value-type="float">
            <text:p>20</text:p>
          </table:table-cell>
          <table:table-cell table:number-columns-repeated="3"/>
          <table:table-cell table:style-name="ce56" table:number-columns-repeated="2"/>
          <table:table-cell/>
          <table:table-cell table:style-name="ce56"/>
          <table:table-cell table:number-columns-repeated="3"/>
          <table:table-cell table:style-name="ce145"/>
          <table:table-cell table:style-name="ce130" table:formula="of:=[.U19]">
            <text:p/>
          </table:table-cell>
          <table:table-cell table:style-name="ce145"/>
          <table:table-cell/>
          <table:table-cell table:style-name="ce145"/>
          <table:table-cell table:style-name="ce130" table:formula="of:=[.X19]">
            <text:p/>
          </table:table-cell>
          <table:table-cell table:number-columns-repeated="3"/>
          <table:table-cell table:style-name="ce56" table:number-columns-repeated="2"/>
          <table:table-cell table:number-columns-repeated="993"/>
          <table:table-cell table:style-name="ce145"/>
          <table:table-cell/>
        </table:table-row>
        <table:table-row table:style-name="ro6" table:number-rows-repeated="1048548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2nd degré'.O6:'2nd degré'.O6">
            <calcext:condition calcext:apply-style-name="Good" calcext:value="=1" calcext:base-cell-address="'2nd degré'.O6"/>
            <calcext:condition calcext:apply-style-name="Bad" calcext:value="=0" calcext:base-cell-address="'2nd degré'.O6"/>
          </calcext:conditional-format>
          <calcext:conditional-format calcext:target-range-address="'2nd degré'.O10:'2nd degré'.O10">
            <calcext:condition calcext:apply-style-name="Good" calcext:value="=1" calcext:base-cell-address="'2nd degré'.O10"/>
            <calcext:condition calcext:apply-style-name="Bad" calcext:value="=0" calcext:base-cell-address="'2nd degré'.O10"/>
          </calcext:conditional-format>
          <calcext:conditional-format calcext:target-range-address="'2nd degré'.O14:'2nd degré'.O14">
            <calcext:condition calcext:apply-style-name="Good" calcext:value="=1" calcext:base-cell-address="'2nd degré'.O14"/>
            <calcext:condition calcext:apply-style-name="Bad" calcext:value="=0" calcext:base-cell-address="'2nd degré'.O14"/>
          </calcext:conditional-format>
          <calcext:conditional-format calcext:target-range-address="'2nd degré'.O18:'2nd degré'.O18">
            <calcext:condition calcext:apply-style-name="Good" calcext:value="=1" calcext:base-cell-address="'2nd degré'.O18"/>
            <calcext:condition calcext:apply-style-name="Bad" calcext:value="=0" calcext:base-cell-address="'2nd degré'.O18"/>
          </calcext:conditional-format>
          <calcext:conditional-format calcext:target-range-address="'2nd degré'.O22:'2nd degré'.O22">
            <calcext:condition calcext:apply-style-name="Good" calcext:value="=1" calcext:base-cell-address="'2nd degré'.O22"/>
            <calcext:condition calcext:apply-style-name="Bad" calcext:value="=0" calcext:base-cell-address="'2nd degré'.O22"/>
          </calcext:conditional-format>
        </calcext:conditional-formats>
      </table:table>
      <table:table table:name="Homographique" table:style-name="ta1" table:protected="true" table:protection-key="jejY/HAzi4WW7PDGoQ1aGAI5bE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linked-cell="Homographique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Homographique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98"/>
        <table:table-column table:style-name="co3" table:number-columns-repeated="2" table:default-cell-style-name="ce98"/>
        <table:table-column table:style-name="co4" table:default-cell-style-name="ce98"/>
        <table:table-column table:style-name="co2" table:number-columns-repeated="10" table:default-cell-style-name="ce98"/>
        <table:table-column table:style-name="co1" table:number-columns-repeated="996" table:default-cell-style-name="ce98"/>
        <table:table-column table:style-name="co1" table:default-cell-style-name="ce14"/>
        <table:table-row table:style-name="ro6">
          <table:table-cell table:style-name="ce165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1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1"/>
          <table:table-cell table:style-name="ce171" table:number-columns-repeated="4"/>
          <table:table-cell table:style-name="ce128" table:number-columns-repeated="3"/>
          <table:table-cell table:style-name="ce139" table:formula="of:=IF(OR([.$X$1];[.$X$2]);[$Données.AE61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65"/>
          <table:covered-table-cell table:style-name="ce91"/>
          <table:covered-table-cell table:number-columns-repeated="3" table:style-name="ce95"/>
          <table:covered-table-cell table:number-columns-repeated="2" table:style-name="ce171"/>
          <table:covered-table-cell table:style-name="ce126"/>
          <table:table-cell table:style-name="ce171" table:number-columns-repeated="5"/>
          <table:table-cell table:style-name="ce128" table:number-columns-repeated="3"/>
          <table:covered-table-cell table:style-name="ce171"/>
          <table:covered-table-cell/>
          <table:covered-table-cell table:style-name="ce171"/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/>
          <table:table-cell table:style-name="ce172"/>
          <table:table-cell table:number-columns-repeated="1022"/>
        </table:table-row>
        <table:table-row table:style-name="ro6">
          <table:table-cell table:style-name="ce86" table:number-columns-repeated="4"/>
          <table:table-cell table:number-columns-repeated="8"/>
          <table:table-cell table:style-name="ce86" table:formula="of:=[$Données.A43]" office:value-type="float" office:value="5" calcext:value-type="float">
            <text:p>5</text:p>
          </table:table-cell>
          <table:table-cell table:style-name="ce86" office:value-type="string" calcext:value-type="string">
            <text:p>x</text:p>
          </table:table-cell>
          <table:table-cell table:style-name="ce129" table:formula="of:=[$Données.C43]" office:value-type="string" office:string-value=" - " calcext:value-type="string">
            <text:p><text:s/>- </text:p>
          </table:table-cell>
          <table:table-cell table:style-name="ce86" table:formula="of:=[$Données.D43]" office:value-type="float" office:value="6" calcext:value-type="float">
            <text:p>6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6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86"/>
          <table:covered-table-cell table:number-columns-repeated="8"/>
          <table:table-cell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86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6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20" table:formula="of:=[$Données.A45]">
            <text:p/>
          </table:table-cell>
          <table:table-cell office:value-type="string" calcext:value-type="string">
            <text:p>x</text:p>
          </table:table-cell>
          <table:table-cell table:style-name="ce120" table:formula="of:=[$Données.C45]" office:value-type="string" office:string-value="-" calcext:value-type="string">
            <text:p>-</text:p>
          </table:table-cell>
          <table:table-cell table:formula="of:=[$Données.D45]" office:value-type="float" office:value="3" calcext:value-type="float">
            <text:p>3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6">
          <table:table-cell table:style-name="ce120"/>
          <table:table-cell table:number-columns-repeated="4"/>
          <table:table-cell table:style-name="ce114"/>
          <table:table-cell table:number-columns-repeated="9"/>
          <table:table-cell table:style-name="ce120"/>
          <table:table-cell table:number-columns-repeated="4"/>
          <table:table-cell table:style-name="ce114"/>
          <table:table-cell table:number-columns-repeated="1001"/>
          <table:table-cell table:style-name="ce14"/>
          <table:table-cell table:style-name="Default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33" table:number-columns-repeated="4"/>
          <table:table-cell table:number-columns-repeated="6"/>
          <table:table-cell table:style-name="ce140" table:formula="of:=IF(AND([.$X$1];[.$X$2]);[$Données.B47];&quot;&quot;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47];&quot;&quot;)" office:value-type="string" office:string-value="-" calcext:value-type="string">
            <text:p>-</text:p>
          </table:table-cell>
          <table:table-cell table:style-name="ce140" table:formula="of:=IF(AND([.$X$1];[.$X$2]);[$Données.F47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style-name="ce141" table:formula="of:=IF(AND([.$X$1];[.$X$2]);[$Données.H47];&quot;&quot;)" office:value-type="string" office:string-value="+" calcext:value-type="string">
            <text:p>+</text:p>
          </table:table-cell>
          <table:table-cell table:style-name="ce140" table:formula="of:=IF(AND([.$X$1];[.$X$2]);[$Données.I47];&quot;&quot;)" office:value-type="float" office:value="15" calcext:value-type="float">
            <text:p>15</text:p>
          </table:table-cell>
          <table:table-cell table:style-name="ce141" table:formula="of:=IF(AND([.$X$1];[.$X$2]);[$Données.J47];&quot;&quot;)" office:value-type="string" office:string-value="-" calcext:value-type="string">
            <text:p>-</text:p>
          </table:table-cell>
          <table:table-cell table:style-name="ce140" table:formula="of:=IF(AND([.$X$1];[.$X$2]);[$Données.K47];&quot;&quot;)" office:value-type="float" office:value="6" calcext:value-type="float">
            <text:p>6</text:p>
          </table:table-cell>
          <table:table-cell table:number-columns-repeated="997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/>
          <table:covered-table-cell table:style-name="ce172"/>
          <table:table-cell table:style-name="ce114"/>
          <table:table-cell/>
          <table:table-cell table:style-name="ce114"/>
          <table:table-cell table:style-name="ce186" table:formula="of:=IF(OR([.$X$1];[.$X$2]);IF(AND([$Données.AD50]=[$Données.AE50];[$Données.AD51]=[$Données.AE51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/>
          <table:covered-table-cell table:style-name="ce172"/>
          <table:table-cell table:style-name="ce114"/>
          <table:table-cell table:number-columns-repeated="996"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number-columns-repeated="2"/>
          <table:table-cell table:style-name="ce172"/>
          <table:table-cell table:style-name="ce114"/>
          <table:table-cell/>
          <table:table-cell table:style-name="ce114"/>
          <table:table-cell table:number-columns-repeated="5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49];&quot;&quot;)" office:value-type="string" office:string-value="-" calcext:value-type="string">
            <text:p>-</text:p>
          </table:table-cell>
          <table:table-cell table:style-name="ce140" table:formula="of:=IF(AND([.$X$1];[.$X$2]);[$Données.G49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72"/>
          <table:table-cell table:style-name="ce114"/>
          <table:table-cell table:number-columns-repeated="996"/>
        </table:table-row>
        <table:table-row table:style-name="ro6">
          <table:table-cell table:style-name="ce87"/>
          <table:table-cell table:style-name="ce114" table:number-columns-repeated="2"/>
          <table:table-cell table:style-name="ce87" table:number-columns-repeated="2"/>
          <table:table-cell table:style-name="ce114"/>
          <table:table-cell table:style-name="ce87" table:number-columns-repeated="2"/>
          <table:table-cell table:style-name="ce114" table:number-columns-repeated="6"/>
          <table:table-cell table:number-columns-repeated="2"/>
          <table:table-cell table:style-name="ce87"/>
          <table:table-cell table:style-name="ce114" table:number-columns-repeated="2"/>
          <table:table-cell table:style-name="ce87" table:number-columns-repeated="2"/>
          <table:table-cell table:style-name="ce114"/>
          <table:table-cell table:style-name="ce87" table:number-columns-repeated="2"/>
          <table:table-cell table:style-name="ce114" table:number-columns-repeated="6"/>
          <table:table-cell table:number-columns-repeated="994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33" table:number-columns-repeated="2"/>
          <table:table-cell table:style-name="ce114" table:number-columns-repeated="4"/>
          <table:table-cell/>
          <table:table-cell table:style-name="ce101"/>
          <table:table-cell table:number-columns-repeated="2"/>
          <table:table-cell table:style-name="ce140" table:formula="of:=IF(AND([.$X$1];[.$X$2]);[$Données.B51];&quot;&quot;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51];&quot;&quot;)" office:value-type="string" office:string-value="-" calcext:value-type="string">
            <text:p>-</text:p>
          </table:table-cell>
          <table:table-cell table:style-name="ce140" table:formula="of:=IF(AND([.$X$1];[.$X$2]);[$Données.F51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style-name="ce141" table:formula="of:=IF(AND([.$X$1];[.$X$2]);[$Données.H51];&quot;&quot;)" office:value-type="string" office:string-value="+" calcext:value-type="string">
            <text:p>+</text:p>
          </table:table-cell>
          <table:table-cell table:style-name="ce140" table:formula="of:=IF(AND([.$X$1];[.$X$2]);[$Données.I51];&quot;&quot;)" office:value-type="float" office:value="9" calcext:value-type="float">
            <text:p>9</text:p>
          </table:table-cell>
          <table:table-cell table:style-name="ce114" table:number-columns-repeated="5"/>
          <table:table-cell table:number-columns-repeated="994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/>
          <table:table-cell/>
          <table:table-cell table:style-name="ce172"/>
          <table:table-cell table:style-name="ce87"/>
          <table:table-cell table:style-name="ce114"/>
          <table:table-cell/>
          <table:table-cell table:style-name="ce187" table:formula="of:=IF(OR([.$X$1];[.$X$2]);IF(AND([$Données.AD52]=[$Données.AE52];[$Données.AD53]=[$Données.AE53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/>
          <table:table-cell/>
          <table:table-cell table:style-name="ce172"/>
          <table:table-cell table:style-name="ce87"/>
          <table:table-cell table:style-name="ce114" table:number-columns-repeated="2"/>
          <table:table-cell table:number-columns-repeated="994"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number-columns-repeated="2"/>
          <table:table-cell table:style-name="ce172"/>
          <table:table-cell table:style-name="ce87"/>
          <table:table-cell table:style-name="ce114" table:number-columns-repeated="2"/>
          <table:table-cell table:style-name="ce133"/>
          <table:table-cell table:style-name="ce114"/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53];&quot;&quot;)" office:value-type="string" office:string-value="-" calcext:value-type="string">
            <text:p>-</text:p>
          </table:table-cell>
          <table:table-cell table:style-name="ce140" table:formula="of:=IF(AND([.$X$1];[.$X$2]);[$Données.G53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72"/>
          <table:table-cell table:style-name="ce87"/>
          <table:table-cell table:style-name="ce114" table:number-columns-repeated="995"/>
          <table:table-cell table:style-name="ce144"/>
        </table:table-row>
        <table:table-row table:style-name="ro6">
          <table:table-cell table:number-columns-repeated="3"/>
          <table:table-cell table:style-name="ce120"/>
          <table:table-cell/>
          <table:table-cell table:style-name="ce114" table:number-columns-repeated="2"/>
          <table:table-cell table:number-columns-repeated="3"/>
          <table:table-cell table:style-name="ce172"/>
          <table:table-cell table:style-name="ce87"/>
          <table:table-cell table:style-name="ce114" table:number-columns-repeated="2"/>
          <table:table-cell table:style-name="ce133"/>
          <table:table-cell table:style-name="ce114"/>
          <table:table-cell table:number-columns-repeated="3"/>
          <table:table-cell table:style-name="ce120"/>
          <table:table-cell/>
          <table:table-cell table:style-name="ce114" table:number-columns-repeated="2"/>
          <table:table-cell table:number-columns-repeated="3"/>
          <table:table-cell table:style-name="ce172"/>
          <table:table-cell table:style-name="ce87"/>
          <table:table-cell table:style-name="ce114" table:number-columns-repeated="995"/>
          <table:table-cell table:style-name="ce144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/>
          <table:table-cell table:style-name="ce97" table:number-columns-repeated="2"/>
          <table:table-cell table:style-name="ce33"/>
          <table:table-cell table:style-name="ce114" table:number-columns-repeated="2"/>
          <table:table-cell/>
          <table:table-cell table:style-name="ce101"/>
          <table:table-cell table:number-columns-repeated="2"/>
          <table:table-cell table:style-name="ce140" table:formula="of:=IF(AND([.$X$1];[.$X$2]);[$Données.B55];&quot;&quot;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55];&quot;&quot;)" office:value-type="string" office:string-value="-" calcext:value-type="string">
            <text:p>-</text:p>
          </table:table-cell>
          <table:table-cell table:style-name="ce140" table:formula="of:=IF(AND([.$X$1];[.$X$2]);[$Données.F55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style-name="ce114"/>
          <table:table-cell table:style-name="ce97" table:number-columns-repeated="2"/>
          <table:table-cell table:style-name="ce140" table:formula="of:=IF(AND([.$X$1];[.$X$2]);[$Données.J55];&quot;&quot;)" office:value-type="float" office:value="9" calcext:value-type="float">
            <text:p>9</text:p>
          </table:table-cell>
          <table:table-cell table:style-name="ce114" table:number-columns-repeated="3"/>
          <table:table-cell table:number-columns-repeated="994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/>
          <table:table-cell table:style-name="ce33"/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72"/>
          <table:covered-table-cell table:number-columns-repeated="2" table:style-name="ce114"/>
          <table:table-cell/>
          <table:table-cell table:style-name="ce189" table:formula="of:=IF(OR([.$X$1];[.$X$2]);IF(AND([$Données.AD54]=[$Données.AE54];[$Données.AD55]=[$Données.AE55];[$Données.AD56]=[$Données.AE56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/>
          <table:table-cell table:style-name="ce141" table:formula="of:=IF(AND([.$X$1];[.$X$2]);[$Données.I56];&quot;&quot;)" office:value-type="string" office:string-value="+" calcext:value-type="string">
            <text:p>+</text:p>
          </table:table-cell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72"/>
          <table:covered-table-cell table:number-columns-repeated="2" table:style-name="ce114"/>
          <table:table-cell table:style-name="ce114"/>
          <table:table-cell table:number-columns-repeated="994"/>
        </table:table-row>
        <table:table-row table:style-name="ro6">
          <table:table-cell table:number-columns-repeated="2"/>
          <table:table-cell office:value-type="string" calcext:value-type="string">
            <text:p>(</text:p>
          </table:table-cell>
          <table:table-cell table:style-name="ce120" office:value-type="string" calcext:value-type="string">
            <text:p>x</text:p>
          </table:table-cell>
          <table:table-cell table:style-name="ce33" table:number-columns-repeated="2"/>
          <table:table-cell table:style-name="ce114" office:value-type="string" calcext:value-type="string">
            <text:p>)</text:p>
          </table:table-cell>
          <table:table-cell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number-columns-repeated="2"/>
          <table:table-cell office:value-type="string" calcext:value-type="string">
            <text:p>(</text:p>
          </table:table-cell>
          <table:table-cell table:style-name="ce120" office:value-type="string" calcext:value-type="string">
            <text:p>x</text:p>
          </table:table-cell>
          <table:table-cell table:style-name="ce141" table:formula="of:=IF(AND([.$X$1];[.$X$2]);[$Données.E57];&quot;&quot;)" office:value-type="string" office:string-value="-" calcext:value-type="string">
            <text:p>-</text:p>
          </table:table-cell>
          <table:table-cell table:style-name="ce140" table:formula="of:=IF(AND([.$X$1];[.$X$2]);[$Données.F57];&quot;&quot;)" office:value-type="float" office:value="3" calcext:value-type="float">
            <text:p>3</text:p>
          </table:table-cell>
          <table:table-cell table:style-name="ce114" office:value-type="string" calcext:value-type="string">
            <text:p>)</text:p>
          </table:table-cell>
          <table:table-cell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M57];&quot;&quot;)" office:value-type="string" office:string-value="-" calcext:value-type="string">
            <text:p>-</text:p>
          </table:table-cell>
          <table:table-cell table:style-name="ce140" table:formula="of:=IF(AND([.$X$1];[.$X$2]);[$Données.N57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style-name="ce114" table:number-columns-repeated="994"/>
          <table:table-cell table:style-name="ce144"/>
        </table:table-row>
        <table:table-row table:style-name="ro6">
          <table:table-cell table:number-columns-repeated="3"/>
          <table:table-cell table:style-name="ce120"/>
          <table:table-cell table:style-name="ce97" table:number-columns-repeated="4"/>
          <table:table-cell table:style-name="ce127"/>
          <table:table-cell table:style-name="ce97" table:number-columns-repeated="3"/>
          <table:table-cell/>
          <table:table-cell table:style-name="ce114"/>
          <table:table-cell table:style-name="ce133"/>
          <table:table-cell table:style-name="ce114"/>
          <table:table-cell table:number-columns-repeated="3"/>
          <table:table-cell table:style-name="ce120"/>
          <table:table-cell table:style-name="ce97" table:number-columns-repeated="4"/>
          <table:table-cell table:style-name="ce127"/>
          <table:table-cell table:style-name="ce97" table:number-columns-repeated="3"/>
          <table:table-cell/>
          <table:table-cell table:style-name="ce114" table:number-columns-repeated="994"/>
          <table:table-cell table:style-name="ce144"/>
        </table:table-row>
        <table:table-row table:style-name="ro6">
          <table:table-cell/>
          <table:table-cell table:style-name="ce14"/>
          <table:table-cell table:style-name="ce114"/>
          <table:table-cell table:style-name="ce97" table:number-columns-repeated="2"/>
          <table:table-cell table:style-name="ce33"/>
          <table:table-cell table:style-name="ce114" table:number-columns-repeated="3"/>
          <table:table-cell table:number-columns-repeated="5"/>
          <table:table-cell table:style-name="ce101"/>
          <table:table-cell table:number-columns-repeated="2"/>
          <table:table-cell table:style-name="ce14"/>
          <table:table-cell table:style-name="ce114"/>
          <table:table-cell table:style-name="ce97" table:number-columns-repeated="2"/>
          <table:table-cell table:style-name="ce140" table:formula="of:=IF(AND([.$X$1];[.$X$2]);[$Données.D59];&quot;&quot;)" office:value-type="float" office:value="9" calcext:value-type="float">
            <text:p>9</text:p>
          </table:table-cell>
          <table:table-cell table:style-name="ce114" table:number-columns-repeated="3"/>
          <table:table-cell table:number-columns-repeated="993"/>
          <table:table-cell table:style-name="ce14" table:number-columns-repeated="5"/>
          <table:table-cell/>
        </table:table-row>
        <table:table-row table:style-name="ro6">
          <table:table-cell office:value-type="string" calcext:value-type="string">
            <text:p>=</text:p>
          </table:table-cell>
          <table:table-cell table:style-name="ce41"/>
          <table:table-cell table:style-name="ce33"/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72"/>
          <table:covered-table-cell table:number-columns-repeated="2" table:style-name="ce114"/>
          <table:table-cell table:style-name="ce114"/>
          <table:table-cell table:number-columns-repeated="5"/>
          <table:table-cell table:style-name="ce190" table:formula="of:=IF(OR([.$X$1];[.$X$2]);IF(AND([$Données.AD57]=[$Données.AE57];[$Données.AD58]=[$Données.AE58];[$Données.AD59]=[$Données.AE59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style-name="ce140" table:formula="of:=IF(AND([.$X$1];[.$X$2]);[$Données.B60];&quot;&quot;)" office:value-type="float" office:value="5" calcext:value-type="float">
            <text:p>5</text:p>
          </table:table-cell>
          <table:table-cell table:style-name="ce141" table:formula="of:=IF(AND([.$X$1];[.$X$2]);[$Données.C60];&quot;&quot;)" office:value-type="string" office:string-value="+" calcext:value-type="string">
            <text:p>+</text:p>
          </table:table-cell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72"/>
          <table:covered-table-cell table:number-columns-repeated="2" table:style-name="ce114"/>
          <table:table-cell table:style-name="ce114"/>
          <table:table-cell table:number-columns-repeated="993"/>
          <table:table-cell table:style-name="ce14" table:number-columns-repeated="5"/>
          <table:table-cell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 table:number-columns-repeated="8"/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61];&quot;&quot;)" office:value-type="string" office:string-value="-" calcext:value-type="string">
            <text:p>-</text:p>
          </table:table-cell>
          <table:table-cell table:style-name="ce140" table:formula="of:=IF(AND([.$X$1];[.$X$2]);[$Données.G61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style-name="ce114" table:number-columns-repeated="994"/>
          <table:table-cell table:style-name="ce144"/>
          <table:table-cell table:style-name="ce14" table:number-columns-repeated="4"/>
          <table:table-cell/>
        </table:table-row>
        <table:table-row table:style-name="ro6">
          <table:table-cell table:style-name="ce114" table:number-columns-repeated="13"/>
          <table:table-cell/>
          <table:table-cell table:style-name="ce106"/>
          <table:table-cell/>
          <table:table-cell table:style-name="ce114" table:number-columns-repeated="14"/>
          <table:table-cell table:number-columns-repeated="994"/>
        </table:table-row>
        <table:table-row table:style-name="ro6">
          <table:table-cell/>
          <table:table-cell table:style-name="ce89" office:value-type="string" calcext:value-type="string">
            <text:p>A =</text:p>
          </table:table-cell>
          <table:table-cell table:style-name="ce93"/>
          <table:table-cell/>
          <table:table-cell table:style-name="ce121" office:value-type="string" calcext:value-type="string">
            <text:p><text:span text:style-name="T7">B</text:span><text:span text:style-name="T8"> =</text:span></text:p>
          </table:table-cell>
          <table:table-cell table:style-name="ce93"/>
          <table:table-cell table:number-columns-repeated="8"/>
          <table:table-cell table:style-name="ce191" table:formula="of:=IF(OR([.$X$1];[.$X$2]);IF([$Données.AD60]=[$Données.AE60];1;0);&quot;&quot;)" office:value-type="boolean" office:boolean-value="false" calcext:value-type="boolean">
            <text:p>FAUX</text:p>
          </table:table-cell>
          <table:table-cell table:number-columns-repeated="2"/>
          <table:table-cell table:style-name="ce89" office:value-type="string" calcext:value-type="string">
            <text:p>A =</text:p>
          </table:table-cell>
          <table:table-cell table:style-name="ce115" table:formula="of:=IF(AND([.$X$1];[.$X$2]);[$Données.Y47];&quot;&quot;)" office:value-type="float" office:value="5" calcext:value-type="float">
            <text:p>5</text:p>
          </table:table-cell>
          <table:table-cell/>
          <table:table-cell table:style-name="ce121" office:value-type="string" calcext:value-type="string">
            <text:p><text:span text:style-name="T7">B</text:span><text:span text:style-name="T8"> =</text:span></text:p>
          </table:table-cell>
          <table:table-cell table:style-name="ce115" table:formula="of:=IF(AND([.$X$1];[.$X$2]);[$Données.Z47];&quot;&quot;)" office:value-type="float" office:value="9" calcext:value-type="float">
            <text:p>9</text:p>
          </table:table-cell>
          <table:table-cell table:number-columns-repeated="1002"/>
        </table:table-row>
        <table:table-row table:style-name="ro6">
          <table:table-cell table:number-columns-repeated="1024"/>
        </table:table-row>
        <table:table-row table:style-name="ro6">
          <table:table-cell table:style-name="Default"/>
          <table:table-cell table:number-columns-repeated="1023"/>
        </table:table-row>
        <table:table-row table:style-name="ro6" table:number-rows-repeated="104854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Homographique.O9:Homographique.O9">
            <calcext:condition calcext:apply-style-name="Bad" calcext:value="=0" calcext:base-cell-address="Homographique.O9"/>
            <calcext:condition calcext:apply-style-name="Good" calcext:value="=1" calcext:base-cell-address="Homographique.O9"/>
          </calcext:conditional-format>
          <calcext:conditional-format calcext:target-range-address="Homographique.O13:Homographique.O13">
            <calcext:condition calcext:apply-style-name="Bad" calcext:value="=0" calcext:base-cell-address="Homographique.O13"/>
            <calcext:condition calcext:apply-style-name="Good" calcext:value="=1" calcext:base-cell-address="Homographique.O13"/>
          </calcext:conditional-format>
          <calcext:conditional-format calcext:target-range-address="Homographique.O17:Homographique.O17">
            <calcext:condition calcext:apply-style-name="Bad" calcext:value="=0" calcext:base-cell-address="Homographique.O17"/>
            <calcext:condition calcext:apply-style-name="Good" calcext:value="=1" calcext:base-cell-address="Homographique.O17"/>
          </calcext:conditional-format>
          <calcext:conditional-format calcext:target-range-address="Homographique.O21:Homographique.O21">
            <calcext:condition calcext:apply-style-name="Bad" calcext:value="=0" calcext:base-cell-address="Homographique.O21"/>
            <calcext:condition calcext:apply-style-name="Good" calcext:value="=1" calcext:base-cell-address="Homographique.O21"/>
          </calcext:conditional-format>
          <calcext:conditional-format calcext:target-range-address="Homographique.O24:Homographique.O24">
            <calcext:condition calcext:apply-style-name="Bad" calcext:value="=0" calcext:base-cell-address="Homographique.O24"/>
            <calcext:condition calcext:apply-style-name="Good" calcext:value="=1" calcext:base-cell-address="Homographique.O24"/>
          </calcext:conditional-format>
        </calcext:conditional-formats>
      </table:table>
      <table:table table:name="Données" table:style-name="ta1" table:protected="true" table:protection-key="jejY/HAzi4WW7PDGoQ1aGAI5bEo=" table:protection-key-digest-algorithm="http://www.w3.org/2000/09/xmldsig#sha1">
        <loext:table-protection loext:select-unprotected-cells="true"/>
        <table:table-column table:style-name="co6" table:default-cell-style-name="ce203"/>
        <table:table-column table:style-name="co7" table:number-columns-repeated="2" table:default-cell-style-name="ce203"/>
        <table:table-column table:style-name="co8" table:default-cell-style-name="ce203"/>
        <table:table-column table:style-name="co7" table:number-columns-repeated="3" table:default-cell-style-name="ce203"/>
        <table:table-column table:style-name="co9" table:default-cell-style-name="ce203"/>
        <table:table-column table:style-name="co10" table:default-cell-style-name="ce203"/>
        <table:table-column table:style-name="co7" table:number-columns-repeated="5" table:default-cell-style-name="ce203"/>
        <table:table-column table:style-name="co11" table:number-columns-repeated="8" table:default-cell-style-name="ce203"/>
        <table:table-column table:style-name="co12" table:number-columns-repeated="9" table:default-cell-style-name="ce203"/>
        <table:table-column table:style-name="co11" table:default-cell-style-name="ce203"/>
        <table:table-column table:style-name="co13" table:default-cell-style-name="ce203"/>
        <table:table-column table:style-name="co14" table:default-cell-style-name="ce203"/>
        <table:table-column table:style-name="co11" table:number-columns-repeated="2" table:default-cell-style-name="ce203"/>
        <table:table-column table:style-name="co15" table:default-cell-style-name="ce203"/>
        <table:table-column table:style-name="co1" table:number-columns-repeated="2" table:default-cell-style-name="ce203"/>
        <table:table-column table:style-name="co11" table:number-columns-repeated="985" table:default-cell-style-name="ce203"/>
        <table:table-row table:style-name="ro3">
          <table:table-cell table:style-name="ce220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241"/>
          <table:covered-table-cell table:style-name="ce248"/>
          <table:covered-table-cell table:number-columns-repeated="3" table:style-name="ce251"/>
          <table:covered-table-cell table:style-name="ce255"/>
          <table:covered-table-cell table:style-name="ce256"/>
          <table:covered-table-cell table:style-name="ce257"/>
          <table:covered-table-cell table:number-columns-repeated="3" table:style-name="ce241"/>
          <table:covered-table-cell table:style-name="ce258"/>
          <table:covered-table-cell table:style-name="ce241"/>
          <table:covered-table-cell table:style-name="ce259"/>
          <table:covered-table-cell table:style-name="ce226"/>
          <table:covered-table-cell table:style-name="ce260"/>
          <table:covered-table-cell table:number-columns-repeated="5" table:style-name="ce226"/>
          <table:covered-table-cell/>
          <table:covered-table-cell table:style-name="ce276"/>
          <table:covered-table-cell table:number-columns-repeated="7"/>
          <table:table-cell/>
          <table:table-cell table:style-name="ce280" office:value-type="string" calcext:value-type="string">
            <text:p>N°</text:p>
          </table:table-cell>
          <table:table-cell table:style-name="ce280" office:value-type="string" calcext:value-type="string">
            <text:p>Rang aléa</text:p>
          </table:table-cell>
          <table:table-cell table:style-name="ce283" office:value-type="string" calcext:value-type="string">
            <text:p>a</text:p>
          </table:table-cell>
          <table:table-cell table:style-name="ce283" office:value-type="string" calcext:value-type="string">
            <text:p>b</text:p>
          </table:table-cell>
          <table:table-cell table:style-name="ce283" office:value-type="string" calcext:value-type="string">
            <text:p>PGCD</text:p>
          </table:table-cell>
          <table:table-cell table:style-name="ce283" office:value-type="string" calcext:value-type="string">
            <text:p>- b / <text:span text:style-name="T9">(2 * </text:span>a<text:span text:style-name="T9">)</text:span></text:p>
          </table:table-cell>
          <table:table-cell table:style-name="ce288" office:value-type="string" calcext:value-type="string">
            <text:p>choix</text:p>
          </table:table-cell>
          <table:table-cell table:number-columns-repeated="975"/>
          <table:table-cell table:style-name="ce226" table:number-columns-repeated="10"/>
        </table:table-row>
        <table:table-row table:style-name="ro3">
          <table:table-cell table:style-name="ce226"/>
          <table:table-cell table:number-columns-repeated="15"/>
          <table:table-cell table:style-name="ce223" table:number-columns-repeated="3"/>
          <table:table-cell table:style-name="ce230" table:number-columns-repeated="2"/>
          <table:table-cell table:number-columns-repeated="11"/>
          <table:table-cell table:style-name="ce281" office:value-type="float" office:value="1" calcext:value-type="float">
            <text:p>1</text:p>
          </table:table-cell>
          <table:table-cell table:style-name="ce264" table:formula="of:=RANDBETWEEN(1;1000000)" office:value-type="float" office:value="756737" calcext:value-type="float">
            <text:p>756737</text:p>
          </table:table-cell>
          <table:table-cell table:style-name="ce264" office:value-type="float" office:value="-7" calcext:value-type="float">
            <text:p>-7</text:p>
          </table:table-cell>
          <table:table-cell table:style-name="ce264" office:value-type="float" office:value="5" calcext:value-type="float">
            <text:p>5</text:p>
          </table:table-cell>
          <table:table-cell table:style-name="ce264" table:formula="of:=GCD(ABS(2*[.AI2]);ABS([.AJ2]))" office:value-type="float" office:value="1" calcext:value-type="float">
            <text:p>1</text:p>
          </table:table-cell>
          <table:table-cell table:style-name="ce285" table:formula="of:=-[.AJ2]/[.AI2]" office:value-type="float" office:value="0.714285714285714" calcext:value-type="float">
            <text:p><text:s/>5/7 </text:p>
          </table:table-cell>
          <table:table-cell table:style-name="ce264" table:formula="of:=RANK([.AH2];[.$AH$2:.$AH$26];0)" office:value-type="float" office:value="9" calcext:value-type="float">
            <text:p>9</text:p>
          </table:table-cell>
          <table:table-cell table:number-columns-repeated="985"/>
        </table:table-row>
        <table:table-row table:style-name="ro3">
          <table:table-cell table:style-name="ce236" office:value-type="string" calcext:value-type="string" table:number-columns-spanned="31" table:number-rows-spanned="1">
            <text:p>Fonction polynôme du second degré niveau 1</text:p>
          </table:table-cell>
          <table:covered-table-cell table:number-columns-repeated="15"/>
          <table:covered-table-cell table:number-columns-repeated="3" table:style-name="ce223"/>
          <table:covered-table-cell table:number-columns-repeated="2" table:style-name="ce230"/>
          <table:covered-table-cell table:number-columns-repeated="10"/>
          <table:table-cell/>
          <table:table-cell table:style-name="ce282" office:value-type="float" office:value="2" calcext:value-type="float">
            <text:p>2</text:p>
          </table:table-cell>
          <table:table-cell table:style-name="ce270" table:formula="of:=RANDBETWEEN(1;1000000)" office:value-type="float" office:value="507544" calcext:value-type="float">
            <text:p>507544</text:p>
          </table:table-cell>
          <table:table-cell table:style-name="ce270" office:value-type="float" office:value="-6" calcext:value-type="float">
            <text:p>-6</text:p>
          </table:table-cell>
          <table:table-cell table:style-name="ce270" office:value-type="float" office:value="5" calcext:value-type="float">
            <text:p>5</text:p>
          </table:table-cell>
          <table:table-cell table:style-name="ce270" table:formula="of:=GCD(ABS(2*[.AI3]);ABS([.AJ3]))" office:value-type="float" office:value="1" calcext:value-type="float">
            <text:p>1</text:p>
          </table:table-cell>
          <table:table-cell table:style-name="ce286" table:formula="of:=-[.AJ3]/[.AI3]" office:value-type="float" office:value="0.833333333333333" calcext:value-type="float">
            <text:p><text:s/>5/6 </text:p>
          </table:table-cell>
          <table:table-cell table:style-name="ce270" table:formula="of:=RANK([.AH3];[.$AH$2:.$AH$26];0)" office:value-type="float" office:value="18" calcext:value-type="float">
            <text:p>18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15"/>
          <table:table-cell table:style-name="ce223" table:number-columns-repeated="3"/>
          <table:table-cell table:style-name="ce230" table:number-columns-repeated="2"/>
          <table:table-cell table:number-columns-repeated="11"/>
          <table:table-cell table:style-name="ce281" office:value-type="float" office:value="3" calcext:value-type="float">
            <text:p>3</text:p>
          </table:table-cell>
          <table:table-cell table:style-name="ce264" table:formula="of:=RANDBETWEEN(1;1000000)" office:value-type="float" office:value="519835" calcext:value-type="float">
            <text:p>519835</text:p>
          </table:table-cell>
          <table:table-cell table:style-name="ce284" office:value-type="float" office:value="-5" calcext:value-type="float">
            <text:p>-5</text:p>
          </table:table-cell>
          <table:table-cell table:style-name="ce284" office:value-type="float" office:value="3" calcext:value-type="float">
            <text:p>3</text:p>
          </table:table-cell>
          <table:table-cell table:style-name="ce284" table:formula="of:=GCD(ABS(2*[.AI4]);ABS([.AJ4]))" office:value-type="float" office:value="1" calcext:value-type="float">
            <text:p>1</text:p>
          </table:table-cell>
          <table:table-cell table:style-name="ce287" table:formula="of:=-[.AJ4]/[.AI4]" office:value-type="float" office:value="0.6" calcext:value-type="float">
            <text:p><text:s/>3/5 </text:p>
          </table:table-cell>
          <table:table-cell table:style-name="ce284" table:formula="of:=RANK([.AH4];[.$AH$2:.$AH$26];0)" office:value-type="float" office:value="17" calcext:value-type="float">
            <text:p>17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15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style-name="ce263" office:value-type="string" calcext:value-type="string">
            <text:p>c</text:p>
          </table:table-cell>
          <table:table-cell table:style-name="ce228" office:value-type="string" calcext:value-type="string">
            <text:p></text:p>
          </table:table-cell>
          <table:table-cell table:style-name="ce228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;&quot; = 0&quot;)" office:value-type="string" office:string-value="6 x² + 48 x - 3 = 0" calcext:value-type="string" table:number-columns-spanned="5" table:number-rows-spanned="1">
            <text:p>6 x² + 48 x - 3 = 0</text:p>
          </table:table-cell>
          <table:covered-table-cell table:number-columns-repeated="4"/>
          <table:table-cell table:number-columns-repeated="5"/>
          <table:table-cell table:style-name="ce282" office:value-type="float" office:value="4" calcext:value-type="float">
            <text:p>4</text:p>
          </table:table-cell>
          <table:table-cell table:style-name="ce270" table:formula="of:=RANDBETWEEN(1;1000000)" office:value-type="float" office:value="957377" calcext:value-type="float">
            <text:p>957377</text:p>
          </table:table-cell>
          <table:table-cell table:style-name="ce270" office:value-type="float" office:value="-4" calcext:value-type="float">
            <text:p>-4</text:p>
          </table:table-cell>
          <table:table-cell table:style-name="ce270" office:value-type="float" office:value="3" calcext:value-type="float">
            <text:p>3</text:p>
          </table:table-cell>
          <table:table-cell table:style-name="ce270" table:formula="of:=GCD(ABS(2*[.AI5]);ABS([.AJ5]))" office:value-type="float" office:value="1" calcext:value-type="float">
            <text:p>1</text:p>
          </table:table-cell>
          <table:table-cell table:style-name="ce286" table:formula="of:=-[.AJ5]/[.AI5]" office:value-type="float" office:value="0.75" calcext:value-type="float">
            <text:p><text:s/>3/4 </text:p>
          </table:table-cell>
          <table:table-cell table:style-name="ce270" table:formula="of:=RANK([.AH5];[.$AH$2:.$AH$26];0)"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table:style-name="ce237" table:formula="of:=IF([.Q6]=1;&quot;&quot;;IF([.Q6]=-1;&quot;-&quot;;[.Q6]))" office:value-type="float" office:value="6" calcext:value-type="float">
            <text:p>6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+" calcext:value-type="string">
            <text:p>+</text:p>
          </table:table-cell>
          <table:table-cell table:formula="of:=ABS([.R6])"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-" calcext:value-type="string">
            <text:p>-</text:p>
          </table:table-cell>
          <table:table-cell table:formula="of:=ABS([.S6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64" table:formula="of:=IF(RANDBETWEEN(0;1);-1;1)*RANDBETWEEN(1;6)" office:value-type="float" office:value="6" calcext:value-type="float">
            <text:p>6</text:p>
          </table:table-cell>
          <table:table-cell table:style-name="ce264" table:formula="of:=-2*[.Q6]*[.T6]" office:value-type="float" office:value="48" calcext:value-type="float">
            <text:p>48</text:p>
          </table:table-cell>
          <table:table-cell table:style-name="ce264" table:formula="of:=RANDBETWEEN(-10;10)" office:value-type="float" office:value="-3" calcext:value-type="float">
            <text:p>-3</text:p>
          </table:table-cell>
          <table:table-cell table:style-name="ce264" table:formula="of:=IF(RANDBETWEEN(0;1);-1;1)*RANDBETWEEN(1;6)" office:value-type="float" office:value="-4" calcext:value-type="float">
            <text:p>-4</text:p>
          </table:table-cell>
          <table:table-cell table:style-name="ce264" table:formula="of:=[.Q6]*[.T6]^2+[.R6]*[.T6]+[.S6]" office:value-type="float" office:value="-99" calcext:value-type="float">
            <text:p>-99</text:p>
          </table:table-cell>
          <table:table-cell/>
          <table:table-cell table:style-name="ce272" office:value-type="float" office:value="1" calcext:value-type="float">
            <text:p>1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7" calcext:value-type="float">
            <text:p>7</text:p>
          </table:table-cell>
          <table:table-cell table:style-name="ce278" office:value-type="string" calcext:value-type="string">
            <text:p></text:p>
          </table:table-cell>
          <table:table-cell table:style-name="ce277" office:value-type="string" calcext:value-type="string">
            <text:p>Total</text:p>
          </table:table-cell>
          <table:table-cell/>
          <table:table-cell table:style-name="ce281" office:value-type="float" office:value="5" calcext:value-type="float">
            <text:p>5</text:p>
          </table:table-cell>
          <table:table-cell table:style-name="ce264" table:formula="of:=RANDBETWEEN(1;1000000)" office:value-type="float" office:value="973025" calcext:value-type="float">
            <text:p>973025</text:p>
          </table:table-cell>
          <table:table-cell table:style-name="ce284" office:value-type="float" office:value="-3" calcext:value-type="float">
            <text:p>-3</text:p>
          </table:table-cell>
          <table:table-cell table:style-name="ce284" office:value-type="float" office:value="5" calcext:value-type="float">
            <text:p>5</text:p>
          </table:table-cell>
          <table:table-cell table:style-name="ce284" table:formula="of:=GCD(ABS(2*[.AI6]);ABS([.AJ6]))" office:value-type="float" office:value="1" calcext:value-type="float">
            <text:p>1</text:p>
          </table:table-cell>
          <table:table-cell table:style-name="ce287" table:formula="of:=-[.AJ6]/[.AI6]" office:value-type="float" office:value="1.66666666666667" calcext:value-type="float">
            <text:p><text:s/>5/3 </text:p>
          </table:table-cell>
          <table:table-cell table:style-name="ce284" table:formula="of:=RANK([.AH6];[.$AH$2:.$AH$26];0)"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table:style-name="ce237" table:formula="of:=IF([.Q6]=1;&quot;&quot;;IF([.Q6]=-1;&quot;-&quot;;[.Q6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[.$Q$6]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264" table:formula="of:=IF(ISBLANK([$'2nd degré niveau 1'.A6]);0;IF([$'2nd degré niveau 1'.A6]=[.A7];1;-0.5))" office:value-type="float" office:value="0" calcext:value-type="float">
            <text:p>0</text:p>
          </table:table-cell>
          <table:table-cell table:style-name="ce264" table:formula="of:=IF(ISBLANK([$'2nd degré niveau 1'.D6]);0;IF([$'2nd degré niveau 1'.D6]=[.D7];1;-0.5))" office:value-type="float" office:value="0" calcext:value-type="float">
            <text:p>0</text:p>
          </table:table-cell>
          <table:table-cell table:style-name="ce264" table:formula="of:=IF(ISBLANK([$'2nd degré niveau 1'.E6]);0;IF([$'2nd degré niveau 1'.E6]=[.E7];1;-0.5))" office:value-type="float" office:value="0" calcext:value-type="float">
            <text:p>0</text:p>
          </table:table-cell>
          <table:table-cell table:style-name="ce264" table:formula="of:=IF(ISBLANK([$'2nd degré niveau 1'.H6]);0;IF([$'2nd degré niveau 1'.H6]=[.H7];1;-0.5))" office:value-type="float" office:value="0" calcext:value-type="float">
            <text:p>0</text:p>
          </table:table-cell>
          <table:table-cell table:style-name="ce264" table:formula="of:=IF(ISBLANK([$'2nd degré niveau 1'.I6]);0;IF([$'2nd degré niveau 1'.I6]=[.I7];1;-0.5))" office:value-type="float" office:value="0" calcext:value-type="float">
            <text:p>0</text:p>
          </table:table-cell>
          <table:table-cell table:style-name="ce265" table:number-columns-repeated="2"/>
          <table:table-cell table:style-name="ce264" table:formula="of:=SUM([.W7:.AC7])" office:value-type="float" office:value="0" calcext:value-type="float">
            <text:p>0</text:p>
          </table:table-cell>
          <table:table-cell table:style-name="ce264" office:value-type="float" office:value="5" calcext:value-type="float">
            <text:p>5</text:p>
          </table:table-cell>
          <table:table-cell/>
          <table:table-cell table:style-name="ce282" office:value-type="float" office:value="6" calcext:value-type="float">
            <text:p>6</text:p>
          </table:table-cell>
          <table:table-cell table:style-name="ce270" table:formula="of:=RANDBETWEEN(1;1000000)" office:value-type="float" office:value="691693" calcext:value-type="float">
            <text:p>691693</text:p>
          </table:table-cell>
          <table:table-cell table:style-name="ce270" office:value-type="float" office:value="-2" calcext:value-type="float">
            <text:p>-2</text:p>
          </table:table-cell>
          <table:table-cell table:style-name="ce270" office:value-type="float" office:value="1" calcext:value-type="float">
            <text:p>1</text:p>
          </table:table-cell>
          <table:table-cell table:style-name="ce270" table:formula="of:=GCD(ABS(2*[.AI7]);ABS([.AJ7]))" office:value-type="float" office:value="1" calcext:value-type="float">
            <text:p>1</text:p>
          </table:table-cell>
          <table:table-cell table:style-name="ce286" table:formula="of:=-[.AJ7]/[.AI7]" office:value-type="float" office:value="0.5" calcext:value-type="float">
            <text:p><text:s/>1/2 </text:p>
          </table:table-cell>
          <table:table-cell table:style-name="ce270" table:formula="of:=RANK([.AH7];[.$AH$2:.$AH$26];0)" office:value-type="float" office:value="11" calcext:value-type="float">
            <text:p>11</text:p>
          </table:table-cell>
          <table:table-cell table:number-columns-repeated="985"/>
        </table:table-row>
        <table:table-row table:style-name="ro3">
          <table:table-cell table:style-name="ce237" table:formula="of:=IF([.Q6]=1;&quot;&quot;;IF([.Q6]=-1;&quot;-&quot;;[.Q6]))" office:value-type="float" office:value="6" calcext:value-type="float">
            <text:p>6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16" calcext:value-type="float">
            <text:p>16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5" table:number-columns-repeated="2"/>
          <table:table-cell table:number-columns-repeated="4"/>
          <table:table-cell table:style-name="ce264" table:formula="of:=IF(ISBLANK([$'2nd degré niveau 1'.A8]);0;IF([$'2nd degré niveau 1'.A8]=[.A8];1;-0.5))" office:value-type="float" office:value="0" calcext:value-type="float">
            <text:p>0</text:p>
          </table:table-cell>
          <table:table-cell table:style-name="ce264" table:formula="of:=IF(ISBLANK([$'2nd degré niveau 1'.E8]);0;IF([$'2nd degré niveau 1'.E8]=[.E8];1;-0.5))" office:value-type="float" office:value="0" calcext:value-type="float">
            <text:p>0</text:p>
          </table:table-cell>
          <table:table-cell table:style-name="ce264" table:formula="of:=IF(ISBLANK([$'2nd degré niveau 1'.F8]);0;IF([$'2nd degré niveau 1'.F8]=[.F8];1;-0.5))" office:value-type="float" office:value="0" calcext:value-type="float">
            <text:p>0</text:p>
          </table:table-cell>
          <table:table-cell table:style-name="ce264" table:formula="of:=IF(ISBLANK([$'2nd degré niveau 1'.H8]);0;IF([$'2nd degré niveau 1'.H8]=[.H8];1;-0.5))" office:value-type="float" office:value="0" calcext:value-type="float">
            <text:p>0</text:p>
          </table:table-cell>
          <table:table-cell table:style-name="ce264" table:formula="of:=IF(ISBLANK([$'2nd degré niveau 1'.I8]);0;IF([$'2nd degré niveau 1'.I8]=[.I8];1;-0.5))" office:value-type="float" office:value="0" calcext:value-type="float">
            <text:p>0</text:p>
          </table:table-cell>
          <table:table-cell table:style-name="ce264" table:formula="of:=IF(ISBLANK([$'2nd degré niveau 1'.K8]);0;IF([$'2nd degré niveau 1'.K8]=[.K8];1;-0.5))" office:value-type="float" office:value="0" calcext:value-type="float">
            <text:p>0</text:p>
          </table:table-cell>
          <table:table-cell table:style-name="ce264" table:formula="of:=IF(ISBLANK([$'2nd degré niveau 1'.L8]);0;IF([$'2nd degré niveau 1'.L8]=[.L8];1;-0.5))" office:value-type="float" office:value="0" calcext:value-type="float">
            <text:p>0</text:p>
          </table:table-cell>
          <table:table-cell table:style-name="ce264" table:formula="of:=SUM([.W8:.AC8])" office:value-type="float" office:value="0" calcext:value-type="float">
            <text:p>0</text:p>
          </table:table-cell>
          <table:table-cell table:style-name="ce264" office:value-type="float" office:value="7" calcext:value-type="float">
            <text:p>7</text:p>
          </table:table-cell>
          <table:table-cell/>
          <table:table-cell table:style-name="ce281" office:value-type="float" office:value="7" calcext:value-type="float">
            <text:p>7</text:p>
          </table:table-cell>
          <table:table-cell table:style-name="ce264" table:formula="of:=RANDBETWEEN(1;1000000)" office:value-type="float" office:value="760988" calcext:value-type="float">
            <text:p>760988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float" office:value="5" calcext:value-type="float">
            <text:p>5</text:p>
          </table:table-cell>
          <table:table-cell table:style-name="ce284" table:formula="of:=GCD(ABS(2*[.AI8]);ABS([.AJ8]))" office:value-type="float" office:value="1" calcext:value-type="float">
            <text:p>1</text:p>
          </table:table-cell>
          <table:table-cell table:style-name="ce287" table:formula="of:=-[.AJ8]/[.AI8]" office:value-type="float" office:value="-2.5" calcext:value-type="float">
            <text:p>- 5/2 </text:p>
          </table:table-cell>
          <table:table-cell table:style-name="ce284" table:formula="of:=RANK([.AH8];[.$AH$2:.$AH$26];0)" office:value-type="float" office:value="8" calcext:value-type="float">
            <text:p>8</text:p>
          </table:table-cell>
          <table:table-cell table:number-columns-repeated="985"/>
        </table:table-row>
        <table:table-row table:style-name="ro3">
          <table:table-cell table:style-name="ce237" table:formula="of:=IF([.Q6]=1;&quot;&quot;;IF([.Q6]=-1;&quot;-&quot;;[.Q6]))" office:value-type="float" office:value="6" calcext:value-type="float">
            <text:p>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237" table:formula="of:=IF([.Q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96" calcext:value-type="float">
            <text:p>96</text:p>
          </table:table-cell>
          <table:table-cell table:formula="of:=IF([.$S$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264" table:formula="of:=IF(ISBLANK([$'2nd degré niveau 1'.A10]);0;IF([$'2nd degré niveau 1'.A10]=[.A9];1;-0.5))" office:value-type="float" office:value="0" calcext:value-type="float">
            <text:p>0</text:p>
          </table:table-cell>
          <table:table-cell table:style-name="ce264" table:formula="of:=IF(ISBLANK([$'2nd degré niveau 1'.D10]);0;IF([$'2nd degré niveau 1'.D10]=[.D9];1;-0.5))" office:value-type="float" office:value="0" calcext:value-type="float">
            <text:p>0</text:p>
          </table:table-cell>
          <table:table-cell table:style-name="ce264" table:formula="of:=IF(ISBLANK([$'2nd degré niveau 1'.E10]);0;IF([$'2nd degré niveau 1'.E10]=[.E9];1;-0.5))" office:value-type="float" office:value="0" calcext:value-type="float">
            <text:p>0</text:p>
          </table:table-cell>
          <table:table-cell table:style-name="ce264" table:formula="of:=IF(ISBLANK([$'2nd degré niveau 1'.G10]);0;IF([$'2nd degré niveau 1'.G10]=[.G9];1;-0.5))" office:value-type="float" office:value="0" calcext:value-type="float">
            <text:p>0</text:p>
          </table:table-cell>
          <table:table-cell table:style-name="ce264" table:formula="of:=IF(ISBLANK([$'2nd degré niveau 1'.H10]);0;IF([$'2nd degré niveau 1'.H10]=[.H9];1;-0.5))" office:value-type="float" office:value="0" calcext:value-type="float">
            <text:p>0</text:p>
          </table:table-cell>
          <table:table-cell table:style-name="ce264" table:formula="of:=IF(ISBLANK([$'2nd degré niveau 1'.I10]);0;IF([$'2nd degré niveau 1'.I10]=[.I9];1;-0.5))" office:value-type="float" office:value="0" calcext:value-type="float">
            <text:p>0</text:p>
          </table:table-cell>
          <table:table-cell table:style-name="ce264" table:formula="of:=IF(ISBLANK([$'2nd degré niveau 1'.J10]);0;IF([$'2nd degré niveau 1'.J10]=[.J9];1;-0.5))" office:value-type="float" office:value="0" calcext:value-type="float">
            <text:p>0</text:p>
          </table:table-cell>
          <table:table-cell table:style-name="ce264" table:formula="of:=SUM([.W9:.AC9])" office:value-type="float" office:value="0" calcext:value-type="float">
            <text:p>0</text:p>
          </table:table-cell>
          <table:table-cell table:style-name="ce264" office:value-type="float" office:value="7" calcext:value-type="float">
            <text:p>7</text:p>
          </table:table-cell>
          <table:table-cell/>
          <table:table-cell table:style-name="ce282" office:value-type="float" office:value="8" calcext:value-type="float">
            <text:p>8</text:p>
          </table:table-cell>
          <table:table-cell table:style-name="ce270" table:formula="of:=RANDBETWEEN(1;1000000)" office:value-type="float" office:value="626151" calcext:value-type="float">
            <text:p>626151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7" calcext:value-type="float">
            <text:p>7</text:p>
          </table:table-cell>
          <table:table-cell table:style-name="ce270" table:formula="of:=GCD(ABS(2*[.AI9]);ABS([.AJ9]))" office:value-type="float" office:value="1" calcext:value-type="float">
            <text:p>1</text:p>
          </table:table-cell>
          <table:table-cell table:style-name="ce286" table:formula="of:=-[.AJ9]/[.AI9]" office:value-type="float" office:value="-2.33333333333333" calcext:value-type="float">
            <text:p>- 7/3 </text:p>
          </table:table-cell>
          <table:table-cell table:style-name="ce270" table:formula="of:=RANK([.AH9];[.$AH$2:.$AH$26];0)" office:value-type="float" office:value="13" calcext:value-type="float">
            <text:p>13</text:p>
          </table:table-cell>
          <table:table-cell table:number-columns-repeated="985"/>
        </table:table-row>
        <table:table-row table:style-name="ro3">
          <table:table-cell table:style-name="ce237" table:formula="of:=IF([.Q6]=1;&quot;&quot;;IF([.Q6]=-1;&quot;-&quot;;[.Q6]))" office:value-type="float" office:value="6" calcext:value-type="float">
            <text:p>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237" table:formula="of:=IF([.U6]&lt;0;&quot;-&quot;;&quot;+&quot;)" office:value-type="string" office:string-value="-" calcext:value-type="string">
            <text:p>-</text:p>
          </table:table-cell>
          <table:table-cell table:formula="of:=ABS([.U6])" office:value-type="float" office:value="99" calcext:value-type="float">
            <text:p>9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26" table:number-columns-repeated="2"/>
          <table:table-cell table:number-columns-repeated="10"/>
          <table:table-cell table:style-name="ce264" table:formula="of:=IF(ISBLANK([$'2nd degré niveau 1'.A12]);0;IF([$'2nd degré niveau 1'.A12]=[.A10];1;-0.5))" office:value-type="float" office:value="0" calcext:value-type="float">
            <text:p>0</text:p>
          </table:table-cell>
          <table:table-cell table:style-name="ce264" table:formula="of:=IF(ISBLANK([$'2nd degré niveau 1'.D12]);0;IF([$'2nd degré niveau 1'.D12]=[.D10];1;-0.5))" office:value-type="float" office:value="0" calcext:value-type="float">
            <text:p>0</text:p>
          </table:table-cell>
          <table:table-cell table:style-name="ce264" table:formula="of:=IF(ISBLANK([$'2nd degré niveau 1'.E12]);0;IF([$'2nd degré niveau 1'.E12]=[.E10];1;-0.5))" office:value-type="float" office:value="0" calcext:value-type="float">
            <text:p>0</text:p>
          </table:table-cell>
          <table:table-cell table:style-name="ce264" table:formula="of:=IF(ISBLANK([$'2nd degré niveau 1'.G12]);0;IF([$'2nd degré niveau 1'.G12]=[.G10];1;-0.5))" office:value-type="float" office:value="0" calcext:value-type="float">
            <text:p>0</text:p>
          </table:table-cell>
          <table:table-cell table:style-name="ce264" table:formula="of:=IF(ISBLANK([$'2nd degré niveau 1'.H12]);0;IF([$'2nd degré niveau 1'.H12]=[.H10];1;-0.5))" office:value-type="float" office:value="0" calcext:value-type="float">
            <text:p>0</text:p>
          </table:table-cell>
          <table:table-cell table:number-columns-repeated="2"/>
          <table:table-cell table:style-name="ce264" table:formula="of:=SUM([.W10:.AC10])" office:value-type="float" office:value="0" calcext:value-type="float">
            <text:p>0</text:p>
          </table:table-cell>
          <table:table-cell table:style-name="ce264" office:value-type="float" office:value="5" calcext:value-type="float">
            <text:p>5</text:p>
          </table:table-cell>
          <table:table-cell/>
          <table:table-cell table:style-name="ce281" office:value-type="float" office:value="9" calcext:value-type="float">
            <text:p>9</text:p>
          </table:table-cell>
          <table:table-cell table:style-name="ce264" table:formula="of:=RANDBETWEEN(1;1000000)" office:value-type="float" office:value="769570" calcext:value-type="float">
            <text:p>769570</text:p>
          </table:table-cell>
          <table:table-cell table:style-name="ce284" table:formula="of:=[.AI9]+1" office:value-type="float" office:value="4" calcext:value-type="float">
            <text:p>4</text:p>
          </table:table-cell>
          <table:table-cell table:style-name="ce284" office:value-type="float" office:value="1" calcext:value-type="float">
            <text:p>1</text:p>
          </table:table-cell>
          <table:table-cell table:style-name="ce284" table:formula="of:=GCD(ABS(2*[.AI10]);ABS([.AJ10]))" office:value-type="float" office:value="1" calcext:value-type="float">
            <text:p>1</text:p>
          </table:table-cell>
          <table:table-cell table:style-name="ce287" table:formula="of:=-[.AJ10]/[.AI10]" office:value-type="float" office:value="-0.25" calcext:value-type="float">
            <text:p>- 1/4 </text:p>
          </table:table-cell>
          <table:table-cell table:style-name="ce284" table:formula="of:=RANK([.AH10];[.$AH$2:.$AH$26];0)" office:value-type="float" office:value="7" calcext:value-type="float">
            <text:p>7</text:p>
          </table:table-cell>
          <table:table-cell table:number-columns-repeated="985"/>
        </table:table-row>
        <table:table-row table:style-name="ro3">
          <table:table-cell table:number-columns-repeated="6"/>
          <table:table-cell table:style-name="ce237"/>
          <table:table-cell table:number-columns-repeated="3"/>
          <table:table-cell table:style-name="ce226" table:number-columns-repeated="2"/>
          <table:table-cell table:number-columns-repeated="10"/>
          <table:table-cell table:style-name="ce240" office:value-type="string" calcext:value-type="string">
            <text:p></text:p>
          </table:table-cell>
          <table:table-cell table:style-name="ce240" office:value-type="string" calcext:value-type="string">
            <text:p></text:p>
          </table:table-cell>
          <table:table-cell table:number-columns-repeated="5"/>
          <table:table-cell table:style-name="ce264" table:number-columns-repeated="2"/>
          <table:table-cell/>
          <table:table-cell table:style-name="ce282" office:value-type="float" office:value="10" calcext:value-type="float">
            <text:p>10</text:p>
          </table:table-cell>
          <table:table-cell table:style-name="ce270" table:formula="of:=RANDBETWEEN(1;1000000)" office:value-type="float" office:value="391947" calcext:value-type="float">
            <text:p>391947</text:p>
          </table:table-cell>
          <table:table-cell table:style-name="ce270" table:formula="of:=[.AI10]+1" office:value-type="float" office:value="5" calcext:value-type="float">
            <text:p>5</text:p>
          </table:table-cell>
          <table:table-cell table:style-name="ce270" office:value-type="float" office:value="7" calcext:value-type="float">
            <text:p>7</text:p>
          </table:table-cell>
          <table:table-cell table:style-name="ce270" table:formula="of:=GCD(ABS(2*[.AI11]);ABS([.AJ11]))" office:value-type="float" office:value="1" calcext:value-type="float">
            <text:p>1</text:p>
          </table:table-cell>
          <table:table-cell table:style-name="ce286" table:formula="of:=-[.AJ11]/[.AI11]" office:value-type="float" office:value="-1.4" calcext:value-type="float">
            <text:p>- 7/5 </text:p>
          </table:table-cell>
          <table:table-cell table:style-name="ce270" table:formula="of:=RANK([.AH11];[.$AH$2:.$AH$26];0)" office:value-type="float" office:value="21" calcext:value-type="float">
            <text:p>21</text:p>
          </table:table-cell>
          <table:table-cell table:number-columns-repeated="985"/>
        </table:table-row>
        <table:table-row table:style-name="ro3">
          <table:table-cell table:style-name="ce226"/>
          <table:table-cell/>
          <table:table-cell table:style-name="ce226"/>
          <table:table-cell table:number-columns-repeated="19"/>
          <table:table-cell table:style-name="ce264" table:formula="of:=IF(ISBLANK([$'2nd degré niveau 1'.C14]);0;IF([$'2nd degré niveau 1'.C14]=[.T6];1;-0.5))" office:value-type="float" office:value="0" calcext:value-type="float">
            <text:p>0</text:p>
          </table:table-cell>
          <table:table-cell table:style-name="ce264" table:formula="of:=IF(ISBLANK([$'2nd degré niveau 1'.F14]);0;IF([$'2nd degré niveau 1'.F14]=[.U6];1;-0.5))" office:value-type="float" office:value="0" calcext:value-type="float">
            <text:p>0</text:p>
          </table:table-cell>
          <table:table-cell table:number-columns-repeated="5"/>
          <table:table-cell table:style-name="ce264" table:formula="of:=SUM([.W12:.AC12])" office:value-type="float" office:value="0" calcext:value-type="float">
            <text:p>0</text:p>
          </table:table-cell>
          <table:table-cell table:style-name="ce264" office:value-type="float" office:value="2" calcext:value-type="float">
            <text:p>2</text:p>
          </table:table-cell>
          <table:table-cell/>
          <table:table-cell table:style-name="ce281" office:value-type="float" office:value="11" calcext:value-type="float">
            <text:p>11</text:p>
          </table:table-cell>
          <table:table-cell table:style-name="ce264" table:formula="of:=RANDBETWEEN(1;1000000)" office:value-type="float" office:value="641541" calcext:value-type="float">
            <text:p>641541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1" calcext:value-type="float">
            <text:p>1</text:p>
          </table:table-cell>
          <table:table-cell table:style-name="ce284" table:formula="of:=GCD(ABS(2*[.AI12]);ABS([.AJ12]))" office:value-type="float" office:value="1" calcext:value-type="float">
            <text:p>1</text:p>
          </table:table-cell>
          <table:table-cell table:style-name="ce287" table:formula="of:=-[.AJ12]/[.AI12]" office:value-type="float" office:value="-0.166666666666667" calcext:value-type="float">
            <text:p>- 1/6 </text:p>
          </table:table-cell>
          <table:table-cell table:style-name="ce284" table:formula="of:=RANK([.AH12];[.$AH$2:.$AH$26];0)" office:value-type="float" office:value="12" calcext:value-type="float">
            <text:p>12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28"/>
          <table:table-cell table:style-name="ce279" office:value-type="string" calcext:value-type="string">
            <text:p>Note</text:p>
          </table:table-cell>
          <table:table-cell table:style-name="ce279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282" office:value-type="float" office:value="12" calcext:value-type="float">
            <text:p>12</text:p>
          </table:table-cell>
          <table:table-cell table:style-name="ce270" table:formula="of:=RANDBETWEEN(1;1000000)" office:value-type="float" office:value="562446" calcext:value-type="float">
            <text:p>56244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3" calcext:value-type="float">
            <text:p>3</text:p>
          </table:table-cell>
          <table:table-cell table:style-name="ce270" table:formula="of:=GCD(ABS(2*[.AI13]);ABS([.AJ13]))" office:value-type="float" office:value="1" calcext:value-type="float">
            <text:p>1</text:p>
          </table:table-cell>
          <table:table-cell table:style-name="ce286" table:formula="of:=-[.AJ13]/[.AI13]" office:value-type="float" office:value="-0.428571428571429" calcext:value-type="float">
            <text:p>- 3/7 </text:p>
          </table:table-cell>
          <table:table-cell table:style-name="ce270" table:formula="of:=RANK([.AH13];[.$AH$2:.$AH$26];0)" office:value-type="float" office:value="16" calcext:value-type="float">
            <text:p>16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31"/>
          <table:table-cell table:style-name="ce281" office:value-type="float" office:value="13" calcext:value-type="float">
            <text:p>13</text:p>
          </table:table-cell>
          <table:table-cell table:style-name="ce264" table:formula="of:=RANDBETWEEN(1;1000000)" office:value-type="float" office:value="973787" calcext:value-type="float">
            <text:p>973787</text:p>
          </table:table-cell>
          <table:table-cell table:style-name="ce264" office:value-type="float" office:value="-7" calcext:value-type="float">
            <text:p>-7</text:p>
          </table:table-cell>
          <table:table-cell table:style-name="ce284" office:value-type="float" office:value="3" calcext:value-type="float">
            <text:p>3</text:p>
          </table:table-cell>
          <table:table-cell table:style-name="ce284" table:formula="of:=GCD(ABS(2*[.AI14]);ABS([.AJ14]))" office:value-type="float" office:value="1" calcext:value-type="float">
            <text:p>1</text:p>
          </table:table-cell>
          <table:table-cell table:style-name="ce287" table:formula="of:=-[.AJ14]/[.AI14]" office:value-type="float" office:value="0.428571428571429" calcext:value-type="float">
            <text:p><text:s/>3/7 </text:p>
          </table:table-cell>
          <table:table-cell table:style-name="ce284" table:formula="of:=RANK([.AH14];[.$AH$2:.$AH$26];0)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36" office:value-type="string" calcext:value-type="string" table:number-columns-spanned="31" table:number-rows-spanned="1">
            <text:p>Fonction polynôme du second degré niveau 2</text:p>
          </table:table-cell>
          <table:covered-table-cell table:number-columns-repeated="15"/>
          <table:covered-table-cell table:number-columns-repeated="3" table:style-name="ce223"/>
          <table:covered-table-cell table:number-columns-repeated="2" table:style-name="ce230"/>
          <table:covered-table-cell table:number-columns-repeated="10"/>
          <table:table-cell/>
          <table:table-cell table:style-name="ce282" office:value-type="float" office:value="14" calcext:value-type="float">
            <text:p>14</text:p>
          </table:table-cell>
          <table:table-cell table:style-name="ce270" table:formula="of:=RANDBETWEEN(1;1000000)" office:value-type="float" office:value="882857" calcext:value-type="float">
            <text:p>882857</text:p>
          </table:table-cell>
          <table:table-cell table:style-name="ce270" office:value-type="float" office:value="-6" calcext:value-type="float">
            <text:p>-6</text:p>
          </table:table-cell>
          <table:table-cell table:style-name="ce270" office:value-type="float" office:value="5" calcext:value-type="float">
            <text:p>5</text:p>
          </table:table-cell>
          <table:table-cell table:style-name="ce270" table:formula="of:=GCD(ABS(2*[.AI15]);ABS([.AJ15]))" office:value-type="float" office:value="1" calcext:value-type="float">
            <text:p>1</text:p>
          </table:table-cell>
          <table:table-cell table:style-name="ce286" table:formula="of:=-[.AJ15]/[.AI15]" office:value-type="float" office:value="0.833333333333333" calcext:value-type="float">
            <text:p><text:s/>5/6 </text:p>
          </table:table-cell>
          <table:table-cell table:style-name="ce270" table:formula="of:=RANK([.AH15];[.$AH$2:.$AH$26];0)"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15"/>
          <table:table-cell table:style-name="ce223" table:number-columns-repeated="3"/>
          <table:table-cell table:style-name="ce230" table:number-columns-repeated="2"/>
          <table:table-cell table:number-columns-repeated="11"/>
          <table:table-cell table:style-name="ce281" office:value-type="float" office:value="15" calcext:value-type="float">
            <text:p>15</text:p>
          </table:table-cell>
          <table:table-cell table:style-name="ce264" table:formula="of:=RANDBETWEEN(1;1000000)" office:value-type="float" office:value="852507" calcext:value-type="float">
            <text:p>852507</text:p>
          </table:table-cell>
          <table:table-cell table:style-name="ce284" office:value-type="float" office:value="-5" calcext:value-type="float">
            <text:p>-5</text:p>
          </table:table-cell>
          <table:table-cell table:style-name="ce284" office:value-type="float" office:value="7" calcext:value-type="float">
            <text:p>7</text:p>
          </table:table-cell>
          <table:table-cell table:style-name="ce284" table:formula="of:=GCD(ABS(2*[.AI16]);ABS([.AJ16]))" office:value-type="float" office:value="1" calcext:value-type="float">
            <text:p>1</text:p>
          </table:table-cell>
          <table:table-cell table:style-name="ce287" table:formula="of:=-[.AJ16]/[.AI16]" office:value-type="float" office:value="1.4" calcext:value-type="float">
            <text:p><text:s/>7/5 </text:p>
          </table:table-cell>
          <table:table-cell table:style-name="ce284" table:formula="of:=RANK([.AH16];[.$AH$2:.$AH$26];0)" office:value-type="float" office:value="6" calcext:value-type="float">
            <text:p>6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15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style-name="ce263" office:value-type="string" calcext:value-type="string">
            <text:p>c</text:p>
          </table:table-cell>
          <table:table-cell table:style-name="ce226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;&quot; = 0&quot;)" office:value-type="string" office:string-value="4 x² +  x - 9 = 0" calcext:value-type="string" table:number-columns-spanned="5" table:number-rows-spanned="1">
            <text:p>4 x² + <text:s/>x - 9 = 0</text:p>
          </table:table-cell>
          <table:covered-table-cell table:number-columns-repeated="4"/>
          <table:table-cell table:number-columns-repeated="5"/>
          <table:table-cell table:style-name="ce282" office:value-type="float" office:value="16" calcext:value-type="float">
            <text:p>16</text:p>
          </table:table-cell>
          <table:table-cell table:style-name="ce270" table:formula="of:=RANDBETWEEN(1;1000000)" office:value-type="float" office:value="437896" calcext:value-type="float">
            <text:p>437896</text:p>
          </table:table-cell>
          <table:table-cell table:style-name="ce270" office:value-type="float" office:value="-4" calcext:value-type="float">
            <text:p>-4</text:p>
          </table:table-cell>
          <table:table-cell table:style-name="ce270" office:value-type="float" office:value="3" calcext:value-type="float">
            <text:p>3</text:p>
          </table:table-cell>
          <table:table-cell table:style-name="ce270" table:formula="of:=GCD(ABS(2*[.AI17]);ABS([.AJ17]))" office:value-type="float" office:value="1" calcext:value-type="float">
            <text:p>1</text:p>
          </table:table-cell>
          <table:table-cell table:style-name="ce286" table:formula="of:=-[.AJ17]/[.AI17]" office:value-type="float" office:value="0.75" calcext:value-type="float">
            <text:p><text:s/>3/4 </text:p>
          </table:table-cell>
          <table:table-cell table:style-name="ce270" table:formula="of:=RANK([.AH17];[.$AH$2:.$AH$26];0)" office:value-type="float" office:value="20" calcext:value-type="float">
            <text:p>20</text:p>
          </table:table-cell>
          <table:table-cell table:number-columns-repeated="985"/>
        </table:table-row>
        <table:table-row table:style-name="ro3">
          <table:table-cell table:style-name="ce237" table:formula="of:=IF([.Q18]=1;&quot;&quot;;IF([.Q18]=-1;&quot;-&quot;;[.Q18]))" office:value-type="float" office:value="4" calcext:value-type="float">
            <text:p>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237" table:formula="of:=IF(ABS([.R18])=1;&quot;&quot;;ABS([.R18]))">
            <text:p/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64" table:formula="of:=INDEX([.AI2:.AI26];[.AM2])" office:value-type="float" office:value="4" calcext:value-type="float">
            <text:p>4</text:p>
          </table:table-cell>
          <table:table-cell table:style-name="ce264" table:formula="of:=INDEX([.AJ2:.AJ26];[.AM2])" office:value-type="float" office:value="1" calcext:value-type="float">
            <text:p>1</text:p>
          </table:table-cell>
          <table:table-cell table:style-name="ce264" table:formula="of:=IF(RANDBETWEEN(0;1);-1;1)*RANDBETWEEN(1;10)" office:value-type="float" office:value="-9" calcext:value-type="float">
            <text:p>-9</text:p>
          </table:table-cell>
          <table:table-cell table:style-name="ce265"/>
          <table:table-cell table:style-name="ce226"/>
          <table:table-cell/>
          <table:table-cell table:style-name="ce272" office:value-type="float" office:value="1" calcext:value-type="float">
            <text:p>1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7" calcext:value-type="float">
            <text:p>7</text:p>
          </table:table-cell>
          <table:table-cell table:style-name="ce278" office:value-type="string" calcext:value-type="string">
            <text:p></text:p>
          </table:table-cell>
          <table:table-cell table:style-name="ce277" office:value-type="string" calcext:value-type="string">
            <text:p>Total</text:p>
          </table:table-cell>
          <table:table-cell/>
          <table:table-cell table:style-name="ce281" office:value-type="float" office:value="17" calcext:value-type="float">
            <text:p>17</text:p>
          </table:table-cell>
          <table:table-cell table:style-name="ce264" table:formula="of:=RANDBETWEEN(1;1000000)" office:value-type="float" office:value="571658" calcext:value-type="float">
            <text:p>571658</text:p>
          </table:table-cell>
          <table:table-cell table:style-name="ce284" office:value-type="float" office:value="-3" calcext:value-type="float">
            <text:p>-3</text:p>
          </table:table-cell>
          <table:table-cell table:style-name="ce284" office:value-type="float" office:value="1" calcext:value-type="float">
            <text:p>1</text:p>
          </table:table-cell>
          <table:table-cell table:style-name="ce284" table:formula="of:=GCD(ABS(2*[.AI18]);ABS([.AJ18]))" office:value-type="float" office:value="1" calcext:value-type="float">
            <text:p>1</text:p>
          </table:table-cell>
          <table:table-cell table:style-name="ce287" table:formula="of:=-[.AJ18]/[.AI18]" office:value-type="float" office:value="0.333333333333333" calcext:value-type="float">
            <text:p><text:s/>1/3 </text:p>
          </table:table-cell>
          <table:table-cell table:style-name="ce284" table:formula="of:=RANK([.AH18];[.$AH$2:.$AH$26];0)" office:value-type="float" office:value="15" calcext:value-type="float">
            <text:p>15</text:p>
          </table:table-cell>
          <table:table-cell table:number-columns-repeated="985"/>
        </table:table-row>
        <table:table-row table:style-name="ro3">
          <table:table-cell table:style-name="ce226" table:number-columns-repeated="14"/>
          <table:table-cell table:number-columns-repeated="2"/>
          <table:table-cell table:style-name="ce228" office:value-type="string" calcext:value-type="string" table:number-columns-spanned="2" table:number-rows-spanned="1">
            <text:p></text:p>
          </table:table-cell>
          <table:covered-table-cell table:style-name="ce226"/>
          <table:table-cell table:style-name="ce228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232" office:value-type="string" calcext:value-type="string" table:number-columns-spanned="1" table:number-rows-spanned="3">
            <text:p>L1</text:p>
          </table:table-cell>
          <table:table-cell table:style-name="ce264" table:number-columns-repeated="2"/>
          <table:table-cell table:style-name="ce264" table:formula="of:=IF(ISBLANK([$'2nd degré'.F5]);0;IF([$'2nd degré'.F5]=[.E20];1;-0.5))" office:value-type="float" office:value="-0.5" calcext:value-type="float">
            <text:p>-0,5</text:p>
          </table:table-cell>
          <table:table-cell table:style-name="ce264" table:number-columns-repeated="4"/>
          <table:table-cell table:style-name="ce264" table:formula="of:=SUM([.W19:.AC19])" office:value-type="float" office:value="-0.5" calcext:value-type="float">
            <text:p>-0,5</text:p>
          </table:table-cell>
          <table:table-cell table:style-name="ce264" office:value-type="float" office:value="1" calcext:value-type="float">
            <text:p>1</text:p>
          </table:table-cell>
          <table:table-cell/>
          <table:table-cell table:style-name="ce282" office:value-type="float" office:value="18" calcext:value-type="float">
            <text:p>18</text:p>
          </table:table-cell>
          <table:table-cell table:style-name="ce270" table:formula="of:=RANDBETWEEN(1;1000000)" office:value-type="float" office:value="725498" calcext:value-type="float">
            <text:p>725498</text:p>
          </table:table-cell>
          <table:table-cell table:style-name="ce270" office:value-type="float" office:value="-2" calcext:value-type="float">
            <text:p>-2</text:p>
          </table:table-cell>
          <table:table-cell table:style-name="ce270" office:value-type="float" office:value="1" calcext:value-type="float">
            <text:p>1</text:p>
          </table:table-cell>
          <table:table-cell table:style-name="ce270" table:formula="of:=GCD(ABS(2*[.AI19]);ABS([.AJ19]))" office:value-type="float" office:value="1" calcext:value-type="float">
            <text:p>1</text:p>
          </table:table-cell>
          <table:table-cell table:style-name="ce286" table:formula="of:=-[.AJ19]/[.AI19]" office:value-type="float" office:value="0.5" calcext:value-type="float">
            <text:p><text:s/>1/2 </text:p>
          </table:table-cell>
          <table:table-cell table:style-name="ce270" table:formula="of:=RANK([.AH19];[.$AH$2:.$AH$26];0)" office:value-type="float" office:value="10" calcext:value-type="float">
            <text:p>10</text:p>
          </table:table-cell>
          <table:table-cell table:number-columns-repeated="985"/>
        </table:table-row>
        <table:table-row table:style-name="ro3">
          <table:table-cell table:style-name="ce226" table:number-columns-repeated="4"/>
          <table:table-cell table:style-name="ce252" table:formula="of:=ABS([.R18])" office:value-type="float" office:value="1" calcext:value-type="float">
            <text:p>1</text:p>
          </table:table-cell>
          <table:table-cell table:style-name="ce226" table:number-columns-repeated="7"/>
          <table:table-cell table:number-columns-repeated="4"/>
          <table:table-cell table:style-name="ce267" table:formula="of:=-[.R18]/(2*[.Q18])" office:value-type="float" office:value="-0.125" calcext:value-type="float" table:number-columns-spanned="2" table:number-rows-spanned="1">
            <text:p>-1/8 <text:s text:c="3"/></text:p>
          </table:table-cell>
          <table:covered-table-cell table:style-name="ce226"/>
          <table:table-cell table:style-name="ce267" table:formula="of:=[.Q18]*[.Q20]^2+[.R18]*[.Q20]+[.S18]" office:value-type="float" office:value="-9.0625" calcext:value-type="float" table:number-columns-spanned="2" table:number-rows-spanned="1">
            <text:p>-145/16 <text:s text:c="2"/></text:p>
          </table:table-cell>
          <table:covered-table-cell/>
          <table:table-cell/>
          <table:covered-table-cell/>
          <table:table-cell table:style-name="ce264" table:formula="of:=IF(ISBLANK([$'2nd degré'.A6]);0;IF([$'2nd degré'.A6]=[.A21];1;-0.5))" office:value-type="float" office:value="-0.5" calcext:value-type="float">
            <text:p>-0,5</text:p>
          </table:table-cell>
          <table:table-cell table:style-name="ce264" table:formula="of:=IF(ISBLANK([$'2nd degré'.E6]);0;IF([$'2nd degré'.E6]=[.D21];1;-0.5))" office:value-type="float" office:value="1" calcext:value-type="float">
            <text:p>1</text:p>
          </table:table-cell>
          <table:table-cell table:style-name="ce264"/>
          <table:table-cell table:style-name="ce264" table:formula="of:=IF(ISBLANK([$'2nd degré'.H6]);0;IF([$'2nd degré'.H6]=[.H21];1;-0.5))" office:value-type="float" office:value="-0.5" calcext:value-type="float">
            <text:p>-0,5</text:p>
          </table:table-cell>
          <table:table-cell table:style-name="ce264" table:formula="of:=IF(ISBLANK([$'2nd degré'.I6]);0;IF([$'2nd degré'.I6]=[.I21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0:.AC20])" office:value-type="float" office:value="-0.5" calcext:value-type="float">
            <text:p>-0,5</text:p>
          </table:table-cell>
          <table:table-cell table:style-name="ce264" office:value-type="float" office:value="4" calcext:value-type="float">
            <text:p>4</text:p>
          </table:table-cell>
          <table:table-cell/>
          <table:table-cell table:style-name="ce281" office:value-type="float" office:value="19" calcext:value-type="float">
            <text:p>19</text:p>
          </table:table-cell>
          <table:table-cell table:style-name="ce264" table:formula="of:=RANDBETWEEN(1;1000000)" office:value-type="float" office:value="105189" calcext:value-type="float">
            <text:p>105189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float" office:value="5" calcext:value-type="float">
            <text:p>5</text:p>
          </table:table-cell>
          <table:table-cell table:style-name="ce284" table:formula="of:=GCD(ABS(2*[.AI20]);ABS([.AJ20]))" office:value-type="float" office:value="1" calcext:value-type="float">
            <text:p>1</text:p>
          </table:table-cell>
          <table:table-cell table:style-name="ce287" table:formula="of:=-[.AJ20]/[.AI20]" office:value-type="float" office:value="-2.5" calcext:value-type="float">
            <text:p>- 5/2 </text:p>
          </table:table-cell>
          <table:table-cell table:style-name="ce284" table:formula="of:=RANK([.AH20];[.$AH$2:.$AH$26];0)" office:value-type="float" office:value="23" calcext:value-type="float">
            <text:p>23</text:p>
          </table:table-cell>
          <table:table-cell table:number-columns-repeated="985"/>
        </table:table-row>
        <table:table-row table:style-name="ro3">
          <table:table-cell table:style-name="ce23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+" calcext:value-type="string">
            <text:p>+</text:p>
          </table:table-cell>
          <table:table-cell table:style-name="ce25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6" table:number-columns-repeated="2"/>
          <table:table-cell table:number-columns-repeated="7"/>
          <table:covered-table-cell/>
          <table:table-cell table:style-name="ce264" table:number-columns-repeated="2"/>
          <table:table-cell table:style-name="ce264" table:formula="of:=IF(ISBLANK([$'2nd degré'.F7]);0;IF([$'2nd degré'.F7]=[.E22];1;-0.5))" office:value-type="float" office:value="-0.5" calcext:value-type="float">
            <text:p>-0,5</text:p>
          </table:table-cell>
          <table:table-cell table:style-name="ce264" table:number-columns-repeated="4"/>
          <table:table-cell table:style-name="ce264" table:formula="of:=SUM([.W21:.AC21])" office:value-type="float" office:value="-0.5" calcext:value-type="float">
            <text:p>-0,5</text:p>
          </table:table-cell>
          <table:table-cell table:style-name="ce264" office:value-type="float" office:value="1" calcext:value-type="float">
            <text:p>1</text:p>
          </table:table-cell>
          <table:table-cell/>
          <table:table-cell table:style-name="ce282" office:value-type="float" office:value="20" calcext:value-type="float">
            <text:p>20</text:p>
          </table:table-cell>
          <table:table-cell table:style-name="ce270" table:formula="of:=RANDBETWEEN(1;1000000)" office:value-type="float" office:value="331465" calcext:value-type="float">
            <text:p>331465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5" calcext:value-type="float">
            <text:p>5</text:p>
          </table:table-cell>
          <table:table-cell table:style-name="ce270" table:formula="of:=GCD(ABS(2*[.AI21]);ABS([.AJ21]))" office:value-type="float" office:value="1" calcext:value-type="float">
            <text:p>1</text:p>
          </table:table-cell>
          <table:table-cell table:style-name="ce286" table:formula="of:=-[.AJ21]/[.AI21]" office:value-type="float" office:value="-1.66666666666667" calcext:value-type="float">
            <text:p>- 5/3 </text:p>
          </table:table-cell>
          <table:table-cell table:style-name="ce270" table:formula="of:=RANK([.AH21];[.$AH$2:.$AH$26];0)" office:value-type="float" office:value="22" calcext:value-type="float">
            <text:p>22</text:p>
          </table:table-cell>
          <table:table-cell table:number-columns-repeated="985"/>
        </table:table-row>
        <table:table-row table:style-name="ro3">
          <table:table-cell table:style-name="ce226" table:number-columns-repeated="4"/>
          <table:table-cell table:style-name="ce252" table:formula="of:=ABS([.Q18])" office:value-type="float" office:value="4" calcext:value-type="float">
            <text:p>4</text:p>
          </table:table-cell>
          <table:table-cell table:style-name="ce226" table:number-columns-repeated="9"/>
          <table:table-cell table:number-columns-repeated="7"/>
          <table:table-cell table:style-name="ce264" office:value-type="string" calcext:value-type="string" table:number-columns-spanned="1" table:number-rows-spanned="3">
            <text:p>L2</text:p>
          </table:table-cell>
          <table:table-cell table:style-name="ce264" table:number-columns-repeated="2"/>
          <table:table-cell table:style-name="ce264" table:formula="of:=IF(ISBLANK([$'2nd degré'.F9]);0;IF([$'2nd degré'.F9]=[.F23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I9]);0;IF([$'2nd degré'.I9]=[.I23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2:.AC22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/>
          <table:table-cell table:style-name="ce281" office:value-type="float" office:value="21" calcext:value-type="float">
            <text:p>21</text:p>
          </table:table-cell>
          <table:table-cell table:style-name="ce264" table:formula="of:=RANDBETWEEN(1;1000000)" office:value-type="float" office:value="452855" calcext:value-type="float">
            <text:p>452855</text:p>
          </table:table-cell>
          <table:table-cell table:style-name="ce284" table:formula="of:=[.AI21]+1" office:value-type="float" office:value="4" calcext:value-type="float">
            <text:p>4</text:p>
          </table:table-cell>
          <table:table-cell table:style-name="ce284" office:value-type="float" office:value="3" calcext:value-type="float">
            <text:p>3</text:p>
          </table:table-cell>
          <table:table-cell table:style-name="ce284" table:formula="of:=GCD(ABS(2*[.AI22]);ABS([.AJ22]))" office:value-type="float" office:value="1" calcext:value-type="float">
            <text:p>1</text:p>
          </table:table-cell>
          <table:table-cell table:style-name="ce287" table:formula="of:=-[.AJ22]/[.AI22]" office:value-type="float" office:value="-0.75" calcext:value-type="float">
            <text:p>- 3/4 </text:p>
          </table:table-cell>
          <table:table-cell table:style-name="ce284" table:formula="of:=RANK([.AH22];[.$AH$2:.$AH$26];0)" office:value-type="float" office:value="19" calcext:value-type="float">
            <text:p>19</text:p>
          </table:table-cell>
          <table:table-cell table:number-columns-repeated="985"/>
        </table:table-row>
        <table:table-row table:style-name="ro3">
          <table:table-cell table:style-name="ce226" table:number-columns-repeated="5"/>
          <table:table-cell table:style-name="ce252" table:formula="of:=ABS([.R18])" office:value-type="float" office:value="1" calcext:value-type="float">
            <text:p>1</text:p>
          </table:table-cell>
          <table:table-cell table:style-name="ce226" table:number-columns-repeated="2"/>
          <table:table-cell table:style-name="ce252" table:formula="of:=ABS([.R18])^2" office:value-type="float" office:value="1" calcext:value-type="float">
            <text:p>1</text:p>
          </table:table-cell>
          <table:table-cell table:style-name="ce226" table:number-columns-repeated="6"/>
          <table:table-cell table:number-columns-repeated="6"/>
          <table:covered-table-cell/>
          <table:table-cell table:style-name="ce264" table:formula="of:=IF(ISBLANK([$'2nd degré'.A10]);0;IF([$'2nd degré'.A10]=[.A24];1;-0.5))" office:value-type="float" office:value="-0.5" calcext:value-type="float">
            <text:p>-0,5</text:p>
          </table:table-cell>
          <table:table-cell table:style-name="ce264" table:formula="of:=IF(ISBLANK([$'2nd degré'.E10]);0;IF([$'2nd degré'.E10]=[.E24];1;-0.5))" office:value-type="float" office:value="1" calcext:value-type="float">
            <text:p>1</text:p>
          </table:table-cell>
          <table:table-cell table:style-name="ce264" table:formula="of:=IF(ISBLANK([$'2nd degré'.H10]);0;IF([$'2nd degré'.H10]=[.H24];1;-0.5))" office:value-type="float" office:value="1" calcext:value-type="float">
            <text:p>1</text:p>
          </table:table-cell>
          <table:table-cell table:style-name="ce264" table:formula="of:=IF(ISBLANK([$'2nd degré'.K10]);0;IF([$'2nd degré'.K10]=[.K24];1;-0.5))" office:value-type="float" office:value="-0.5" calcext:value-type="float">
            <text:p>-0,5</text:p>
          </table:table-cell>
          <table:table-cell table:style-name="ce264" table:formula="of:=IF(ISBLANK([$'2nd degré'.L10]);0;IF([$'2nd degré'.L10]=[.L24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3:.AC23])" office:value-type="float" office:value="0.5" calcext:value-type="float">
            <text:p>0,5</text:p>
          </table:table-cell>
          <table:table-cell table:style-name="ce264" office:value-type="float" office:value="5" calcext:value-type="float">
            <text:p>5</text:p>
          </table:table-cell>
          <table:table-cell/>
          <table:table-cell table:style-name="ce282" office:value-type="float" office:value="22" calcext:value-type="float">
            <text:p>22</text:p>
          </table:table-cell>
          <table:table-cell table:style-name="ce270" table:formula="of:=RANDBETWEEN(1;1000000)" office:value-type="float" office:value="80509" calcext:value-type="float">
            <text:p>80509</text:p>
          </table:table-cell>
          <table:table-cell table:style-name="ce270" table:formula="of:=[.AI22]+1" office:value-type="float" office:value="5" calcext:value-type="float">
            <text:p>5</text:p>
          </table:table-cell>
          <table:table-cell table:style-name="ce270" office:value-type="float" office:value="3" calcext:value-type="float">
            <text:p>3</text:p>
          </table:table-cell>
          <table:table-cell table:style-name="ce270" table:formula="of:=GCD(ABS(2*[.AI23]);ABS([.AJ23]))" office:value-type="float" office:value="1" calcext:value-type="float">
            <text:p>1</text:p>
          </table:table-cell>
          <table:table-cell table:style-name="ce286" table:formula="of:=-[.AJ23]/[.AI23]" office:value-type="float" office:value="-0.6" calcext:value-type="float">
            <text:p>- 3/5 </text:p>
          </table:table-cell>
          <table:table-cell table:style-name="ce270" table:formula="of:=RANK([.AH23];[.$AH$2:.$AH$26];0)" office:value-type="float" office:value="24" calcext:value-type="float">
            <text:p>24</text:p>
          </table:table-cell>
          <table:table-cell table:number-columns-repeated="984"/>
          <table:table-cell table:style-name="ce226"/>
        </table:table-row>
        <table:table-row table:style-name="ro3">
          <table:table-cell table:style-name="ce23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252" table:formula="of:=IF([.Q18]*-[.R18]&lt;0;&quot;+&quot;;&quot;-&quot;)" office:value-type="string" office:string-value="+" calcext:value-type="string">
            <text:p>+</text:p>
          </table:table-cell>
          <table:table-cell table:style-name="ce25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25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264" table:number-columns-repeated="2"/>
          <table:table-cell table:style-name="ce264" table:formula="of:=IF(ISBLANK([$'2nd degré'.F11]);0;IF([$'2nd degré'.F11]=[.F25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I11]);0;IF([$'2nd degré'.I11]=[.I25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4:.AC24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/>
          <table:table-cell table:style-name="ce281" office:value-type="float" office:value="23" calcext:value-type="float">
            <text:p>23</text:p>
          </table:table-cell>
          <table:table-cell table:style-name="ce264" table:formula="of:=RANDBETWEEN(1;1000000)" office:value-type="float" office:value="76725" calcext:value-type="float">
            <text:p>76725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1" calcext:value-type="float">
            <text:p>1</text:p>
          </table:table-cell>
          <table:table-cell table:style-name="ce284" table:formula="of:=GCD(ABS(2*[.AI24]);ABS([.AJ24]))" office:value-type="float" office:value="1" calcext:value-type="float">
            <text:p>1</text:p>
          </table:table-cell>
          <table:table-cell table:style-name="ce287" table:formula="of:=-[.AJ24]/[.AI24]" office:value-type="float" office:value="-0.166666666666667" calcext:value-type="float">
            <text:p>- 1/6 </text:p>
          </table:table-cell>
          <table:table-cell table:style-name="ce284" table:formula="of:=RANK([.AH24];[.$AH$2:.$AH$26];0)" office:value-type="float" office:value="25" calcext:value-type="float">
            <text:p>25</text:p>
          </table:table-cell>
          <table:table-cell table:number-columns-repeated="982"/>
          <table:table-cell table:style-name="ce226" table:number-columns-repeated="3"/>
        </table:table-row>
        <table:table-row table:style-name="ro3">
          <table:table-cell table:style-name="ce226" table:number-columns-repeated="5"/>
          <table:table-cell table:style-name="ce252" table:formula="of:=2*ABS([.Q18])" office:value-type="float" office:value="8" calcext:value-type="float">
            <text:p>8</text:p>
          </table:table-cell>
          <table:table-cell table:style-name="ce226" table:number-columns-repeated="2"/>
          <table:table-cell table:style-name="ce252" table:formula="of:=ABS(4*[.Q18]^2)" office:value-type="float" office:value="64" calcext:value-type="float">
            <text:p>64</text:p>
          </table:table-cell>
          <table:table-cell table:style-name="ce226" table:number-columns-repeated="6"/>
          <table:table-cell table:number-columns-repeated="6"/>
          <table:table-cell table:style-name="ce232" office:value-type="string" calcext:value-type="string" table:number-columns-spanned="1" table:number-rows-spanned="3">
            <text:p>L3</text:p>
          </table:table-cell>
          <table:table-cell table:style-name="ce264" table:number-columns-repeated="2"/>
          <table:table-cell table:style-name="ce264" table:formula="of:=IF(ISBLANK([$'2nd degré'.E13]);0;IF([$'2nd degré'.E13]=[.E27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13]);0;IF([$'2nd degré'.H13]=[.H27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5:.AC25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/>
          <table:table-cell table:style-name="ce282" office:value-type="float" office:value="24" calcext:value-type="float">
            <text:p>24</text:p>
          </table:table-cell>
          <table:table-cell table:style-name="ce270" table:formula="of:=RANDBETWEEN(1;1000000)" office:value-type="float" office:value="950344" calcext:value-type="float">
            <text:p>950344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5" calcext:value-type="float">
            <text:p>5</text:p>
          </table:table-cell>
          <table:table-cell table:style-name="ce270" table:formula="of:=GCD(ABS(2*[.AI25]);ABS([.AJ25]))" office:value-type="float" office:value="1" calcext:value-type="float">
            <text:p>1</text:p>
          </table:table-cell>
          <table:table-cell table:style-name="ce286" table:formula="of:=-[.AJ25]/[.AI25]" office:value-type="float" office:value="-0.714285714285714" calcext:value-type="float">
            <text:p>- 5/7 </text:p>
          </table:table-cell>
          <table:table-cell table:style-name="ce270" table:formula="of:=RANK([.AH25];[.$AH$2:.$AH$26];0)" office:value-type="float" office:value="4" calcext:value-type="float">
            <text:p>4</text:p>
          </table:table-cell>
          <table:table-cell table:number-columns-repeated="984"/>
          <table:table-cell table:style-name="ce226"/>
        </table:table-row>
        <table:table-row table:style-name="ro3">
          <table:table-cell table:style-name="ce226" table:number-columns-repeated="14"/>
          <table:table-cell table:number-columns-repeated="7"/>
          <table:covered-table-cell/>
          <table:table-cell table:style-name="ce264" table:formula="of:=IF(ISBLANK([$'2nd degré'.A14]);0;IF([$'2nd degré'.A14]=[.A28];1;-0.5))" office:value-type="float" office:value="-0.5" calcext:value-type="float">
            <text:p>-0,5</text:p>
          </table:table-cell>
          <table:table-cell table:style-name="ce264" table:formula="of:=IF(ISBLANK([$'2nd degré'.D14]);0;IF([$'2nd degré'.D14]=[.D28];1;-0.5))" office:value-type="float" office:value="1" calcext:value-type="float">
            <text:p>1</text:p>
          </table:table-cell>
          <table:table-cell table:style-name="ce264" table:formula="of:=IF(ISBLANK([$'2nd degré'.G14]);0;IF([$'2nd degré'.G14]=[.G28];1;-0.5))" office:value-type="float" office:value="1" calcext:value-type="float">
            <text:p>1</text:p>
          </table:table-cell>
          <table:table-cell table:style-name="ce264" table:formula="of:=IF(ISBLANK([$'2nd degré'.I14]);0;IF([$'2nd degré'.I14]=[.I28];1;-0.5))" office:value-type="float" office:value="-0.5" calcext:value-type="float">
            <text:p>-0,5</text:p>
          </table:table-cell>
          <table:table-cell table:style-name="ce264" table:formula="of:=IF(ISBLANK([$'2nd degré'.J14]);0;IF([$'2nd degré'.J14]=[.J28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6:.AC26])" office:value-type="float" office:value="0.5" calcext:value-type="float">
            <text:p>0,5</text:p>
          </table:table-cell>
          <table:table-cell table:style-name="ce264" office:value-type="float" office:value="5" calcext:value-type="float">
            <text:p>5</text:p>
          </table:table-cell>
          <table:table-cell/>
          <table:table-cell table:style-name="ce281" office:value-type="float" office:value="25" calcext:value-type="float">
            <text:p>25</text:p>
          </table:table-cell>
          <table:table-cell table:style-name="ce264" table:formula="of:=RANDBETWEEN(1;1000000)" office:value-type="float" office:value="609410" calcext:value-type="float">
            <text:p>609410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5" calcext:value-type="float">
            <text:p>5</text:p>
          </table:table-cell>
          <table:table-cell table:style-name="ce284" table:formula="of:=GCD(ABS(2*[.AI26]);ABS([.AJ26]))" office:value-type="float" office:value="1" calcext:value-type="float">
            <text:p>1</text:p>
          </table:table-cell>
          <table:table-cell table:style-name="ce287" table:formula="of:=-[.AJ26]/[.AI26]" office:value-type="float" office:value="-1.25" calcext:value-type="float">
            <text:p>- 5/4 </text:p>
          </table:table-cell>
          <table:table-cell table:style-name="ce284" table:formula="of:=RANK([.AH26];[.$AH$2:.$AH$26];0)" office:value-type="float" office:value="14" calcext:value-type="float">
            <text:p>14</text:p>
          </table:table-cell>
          <table:table-cell table:number-columns-repeated="984"/>
          <table:table-cell table:style-name="ce226"/>
        </table:table-row>
        <table:table-row table:style-name="ro3">
          <table:table-cell table:style-name="ce226" table:number-columns-repeated="4"/>
          <table:table-cell table:style-name="ce252" table:formula="of:=ABS([.R18])" office:value-type="float" office:value="1" calcext:value-type="float">
            <text:p>1</text:p>
          </table:table-cell>
          <table:table-cell table:style-name="ce226" table:number-columns-repeated="2"/>
          <table:table-cell table:style-name="ce252" table:formula="of:=ABS([.R18])^2" office:value-type="float" office:value="1" calcext:value-type="float">
            <text:p>1</text:p>
          </table:table-cell>
          <table:table-cell table:style-name="ce226" table:number-columns-repeated="13"/>
          <table:covered-table-cell table:style-name="ce226"/>
          <table:table-cell table:style-name="ce264" table:number-columns-repeated="2"/>
          <table:table-cell table:style-name="ce264" table:formula="of:=IF(ISBLANK([$'2nd degré'.E15]);0;IF([$'2nd degré'.E15]=[.E29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15]);0;IF([$'2nd degré'.H15]=[.H29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7:.AC27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2"/>
          <table:table-cell table:style-name="ce226"/>
        </table:table-row>
        <table:table-row table:style-name="ro3">
          <table:table-cell table:style-name="ce23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52" table:formula="of:=IF([.Q18]*-[.R18]&lt;0;&quot;+&quot;;&quot;-&quot;)" office:value-type="string" office:string-value="+" calcext:value-type="string">
            <text:p>+</text:p>
          </table:table-cell>
          <table:table-cell table:style-name="ce25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-" calcext:value-type="string">
            <text:p>-</text:p>
          </table:table-cell>
          <table:table-cell table:style-name="ce254" office:value-type="string" calcext:value-type="string">
            <text:p>---</text:p>
          </table:table-cell>
          <table:table-cell table:style-name="ce252" table:formula="of:=IF([.S18]&lt;0;&quot;-&quot;;&quot;+&quot;)" office:value-type="string" office:string-value="-" calcext:value-type="string">
            <text:p>-</text:p>
          </table:table-cell>
          <table:table-cell table:style-name="ce252" table:formula="of:=ABS([.S18])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26" table:number-columns-repeated="9"/>
          <table:table-cell table:style-name="ce264" office:value-type="string" calcext:value-type="string" table:number-columns-spanned="1" table:number-rows-spanned="3">
            <text:p>L4</text:p>
          </table:table-cell>
          <table:table-cell table:style-name="ce264" table:number-columns-repeated="2"/>
          <table:table-cell table:style-name="ce264" table:formula="of:=IF(ISBLANK([$'2nd degré'.E17]);0;IF([$'2nd degré'.E17]=[.E31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17]);0;IF([$'2nd degré'.H17]=[.H31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8:.AC28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2"/>
          <table:table-cell table:style-name="ce226"/>
        </table:table-row>
        <table:table-row table:style-name="ro3">
          <table:table-cell table:style-name="ce226" table:number-columns-repeated="4"/>
          <table:table-cell table:style-name="ce252" table:formula="of:=2*ABS([.Q18])" office:value-type="float" office:value="8" calcext:value-type="float">
            <text:p>8</text:p>
          </table:table-cell>
          <table:table-cell table:style-name="ce226" table:number-columns-repeated="2"/>
          <table:table-cell table:style-name="ce252" table:formula="of:=ABS(4*[.Q18]^2/[.Q18])" office:value-type="float" office:value="16" calcext:value-type="float">
            <text:p>16</text:p>
          </table:table-cell>
          <table:table-cell table:style-name="ce226" table:number-columns-repeated="13"/>
          <table:covered-table-cell table:style-name="ce226"/>
          <table:table-cell table:style-name="ce264" table:formula="of:=IF(ISBLANK([$'2nd degré'.A18]);0;IF([$'2nd degré'.A18]=[.A32];1;-0.5))" office:value-type="float" office:value="-0.5" calcext:value-type="float">
            <text:p>-0,5</text:p>
          </table:table-cell>
          <table:table-cell table:style-name="ce264" table:formula="of:=IF(ISBLANK([$'2nd degré'.D18]);0;IF([$'2nd degré'.D18]=[.D32];1;-0.5))" office:value-type="float" office:value="1" calcext:value-type="float">
            <text:p>1</text:p>
          </table:table-cell>
          <table:table-cell table:style-name="ce264" table:formula="of:=IF(ISBLANK([$'2nd degré'.G18]);0;IF([$'2nd degré'.G18]=[.G32];1;-0.5))" office:value-type="float" office:value="-0.5" calcext:value-type="float">
            <text:p>-0,5</text:p>
          </table:table-cell>
          <table:table-cell table:style-name="ce264" table:number-columns-repeated="4"/>
          <table:table-cell table:style-name="ce264" table:formula="of:=SUM([.W29:.AC29])" office:value-type="float" office:value="0" calcext:value-type="float">
            <text:p>0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992"/>
          <table:table-cell table:style-name="ce226"/>
        </table:table-row>
        <table:table-row table:style-name="ro3">
          <table:table-cell table:style-name="ce237"/>
          <table:table-cell table:number-columns-repeated="5"/>
          <table:table-cell table:style-name="ce237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7"/>
          <table:covered-table-cell table:style-name="ce226"/>
          <table:table-cell table:style-name="ce264" table:number-columns-repeated="2"/>
          <table:table-cell table:style-name="ce264" table:formula="of:=IF(ISBLANK([$'2nd degré'.E19]);0;IF([$'2nd degré'.E19]=[.E33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19]);0;IF([$'2nd degré'.H19]=[.H33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30:.AC30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26" table:number-columns-repeated="4"/>
          <table:table-cell table:style-name="ce252" table:formula="of:=ABS([.R18])" office:value-type="float" office:value="1" calcext:value-type="float">
            <text:p>1</text:p>
          </table:table-cell>
          <table:table-cell table:style-name="ce226" table:number-columns-repeated="2"/>
          <table:table-cell table:style-name="ce252" table:formula="of:=ABS([.S20])*ABS(4*[.Q18]^2/[.Q18])" office:value-type="float" office:value="145" calcext:value-type="float">
            <text:p>145</text:p>
          </table:table-cell>
          <table:table-cell table:style-name="ce226" table:number-columns-repeated="13"/>
          <table:table-cell table:style-name="ce232" office:value-type="string" calcext:value-type="string" table:number-columns-spanned="1" table:number-rows-spanned="3">
            <text:p>L5</text:p>
          </table:table-cell>
          <table:table-cell table:style-name="ce264"/>
          <table:table-cell table:style-name="ce264" table:formula="of:=IF(ISBLANK([$'2nd degré'.D21]);0;IF([$'2nd degré'.D21]=[.D35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21]);0;IF([$'2nd degré'.H21]=[.H35];1;-0.5))" office:value-type="float" office:value="-0.5" calcext:value-type="float">
            <text:p>-0,5</text:p>
          </table:table-cell>
          <table:table-cell table:style-name="ce264" table:number-columns-repeated="3"/>
          <table:table-cell table:style-name="ce264" table:formula="of:=SUM([.W31:.AC31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52" table:formula="of:=IF([.Q18]*-[.R18]&lt;0;&quot;+&quot;;&quot;-&quot;)" office:value-type="string" office:string-value="+" calcext:value-type="string">
            <text:p>+</text:p>
          </table:table-cell>
          <table:table-cell table:style-name="ce25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-" calcext:value-type="string">
            <text:p>-</text:p>
          </table:table-cell>
          <table:table-cell table:style-name="ce254" office:value-type="string" calcext:value-type="string">
            <text:p>---</text:p>
          </table:table-cell>
          <table:table-cell table:style-name="ce252" office:value-type="string" calcext:value-type="string">
            <text:p>=</text:p>
          </table:table-cell>
          <table:table-cell table:style-name="ce226" table:formula="of:=ABS([.S22])" office:value-type="float" office:value="0" calcext:value-type="float">
            <text:p>0</text:p>
          </table:table-cell>
          <table:table-cell table:number-columns-repeated="2"/>
          <table:table-cell table:style-name="ce226"/>
          <table:table-cell/>
          <table:table-cell table:style-name="ce226" table:number-columns-repeated="7"/>
          <table:covered-table-cell table:style-name="ce226"/>
          <table:table-cell table:style-name="ce264" table:formula="of:=IF([$'2nd degré'.C22]=[.C36];1;-0.5)" office:value-type="float" office:value="1" calcext:value-type="float">
            <text:p>1</text:p>
          </table:table-cell>
          <table:table-cell table:style-name="ce264"/>
          <table:table-cell table:style-name="ce264" table:formula="of:=IF([$'2nd degré'.G22]=[.G36];1;-0.5)" office:value-type="float" office:value="-0.5" calcext:value-type="float">
            <text:p>-0,5</text:p>
          </table:table-cell>
          <table:table-cell table:style-name="ce264" table:number-columns-repeated="4"/>
          <table:table-cell table:style-name="ce264" table:formula="of:=SUM([.W32:.AC32])" office:value-type="float" office:value="0.5" calcext:value-type="float">
            <text:p>0,5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26" table:number-columns-repeated="4"/>
          <table:table-cell table:style-name="ce252" table:formula="of:=2*ABS([.Q18])" office:value-type="float" office:value="8" calcext:value-type="float">
            <text:p>8</text:p>
          </table:table-cell>
          <table:table-cell table:style-name="ce226" table:number-columns-repeated="2"/>
          <table:table-cell table:style-name="ce252" table:formula="of:=ABS(4*[.Q18]^2/[.Q18])" office:value-type="float" office:value="16" calcext:value-type="float">
            <text:p>16</text:p>
          </table:table-cell>
          <table:table-cell table:style-name="ce226" table:number-columns-repeated="5"/>
          <table:table-cell/>
          <table:table-cell table:style-name="ce226" table:number-columns-repeated="7"/>
          <table:covered-table-cell table:style-name="ce226"/>
          <table:table-cell table:style-name="ce264"/>
          <table:table-cell table:style-name="ce264" table:formula="of:=IF(ISBLANK([$'2nd degré'.D23]);0;IF([$'2nd degré'.D23]=[.D37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23]);0;IF([$'2nd degré'.H23]=[.H37];1;-0.5))" office:value-type="float" office:value="-0.5" calcext:value-type="float">
            <text:p>-0,5</text:p>
          </table:table-cell>
          <table:table-cell table:style-name="ce264" table:number-columns-repeated="3"/>
          <table:table-cell table:style-name="ce264" table:formula="of:=SUM([.W33:.AC33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7"/>
          <table:table-cell table:number-columns-repeated="5"/>
          <table:table-cell table:style-name="ce237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8"/>
          <table:table-cell table:style-name="ce273" table:number-columns-repeated="2"/>
          <table:table-cell table:style-name="ce226" table:number-columns-repeated="5"/>
          <table:table-cell table:style-name="ce264" table:formula="of:=SUM([.AD19:.AD33])" office:value-type="float" office:value="-8" calcext:value-type="float">
            <text:p>-8</text:p>
          </table:table-cell>
          <table:table-cell table:style-name="ce264" table:formula="of:=SUM([.AE19:.AE33])" office:value-type="float" office:value="37" calcext:value-type="float">
            <text:p>37</text:p>
          </table:table-cell>
          <table:table-cell table:number-columns-repeated="992"/>
          <table:table-cell table:style-name="ce226"/>
        </table:table-row>
        <table:table-row table:style-name="ro3">
          <table:table-cell table:style-name="ce239"/>
          <table:table-cell table:style-name="ce242"/>
          <table:table-cell table:style-name="ce249"/>
          <table:table-cell table:style-name="ce253" table:formula="of:=[.E31]" office:value-type="float" office:value="1" calcext:value-type="float">
            <text:p>1</text:p>
          </table:table-cell>
          <table:table-cell table:style-name="ce242"/>
          <table:table-cell table:style-name="ce239"/>
          <table:table-cell table:style-name="ce242"/>
          <table:table-cell table:style-name="ce253" table:formula="of:=[.H31]" office:value-type="float" office:value="145" calcext:value-type="float">
            <text:p>145</text:p>
          </table:table-cell>
          <table:table-cell table:style-name="ce226" table:number-columns-repeated="14"/>
          <table:table-cell table:style-name="ce274" table:number-columns-repeated="2"/>
          <table:table-cell table:style-name="ce226" table:number-columns-repeated="5"/>
          <table:table-cell table:style-name="ce279" office:value-type="string" calcext:value-type="string">
            <text:p>Note</text:p>
          </table:table-cell>
          <table:table-cell table:style-name="ce279" table:formula="of:=IF(20*SUM([.AD19:.AD33])/SUM([.AE19:.AE33])&lt;0;0;20*SUM([.AD19:.AD33])/SUM([.AE19:.AE33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240" office:value-type="string" calcext:value-type="string">
            <text:p></text:p>
          </table:table-cell>
          <table:table-cell table:style-name="ce245" office:value-type="string" calcext:value-type="string">
            <text:p>=</text:p>
          </table:table-cell>
          <table:table-cell table:style-name="ce250" table:formula="of:=IF([.Q20]&lt;0;&quot;-&quot;;&quot;&quot;)" office:value-type="string" office:string-value="-" calcext:value-type="string">
            <text:p>-</text:p>
          </table:table-cell>
          <table:table-cell table:style-name="ce253" table:formula="of:=&quot;-----&quot;" office:value-type="string" office:string-value="-----" calcext:value-type="string">
            <text:p>-----</text:p>
          </table:table-cell>
          <table:table-cell table:style-name="ce242"/>
          <table:table-cell table:style-name="ce240" office:value-type="string" calcext:value-type="string">
            <text:p></text:p>
          </table:table-cell>
          <table:table-cell table:style-name="ce250" table:formula="of:=IF([.G32]=&quot;-&quot;;&quot;-&quot;;&quot;&quot;)" office:value-type="string" office:string-value="-" calcext:value-type="string">
            <text:p>-</text:p>
          </table:table-cell>
          <table:table-cell table:style-name="ce253" table:formula="of:=&quot;------&quot;" office:value-type="string" office:string-value="------" calcext:value-type="string">
            <text:p>------</text:p>
          </table:table-cell>
          <table:table-cell table:style-name="ce226" table:number-columns-repeated="11"/>
          <table:table-cell table:style-name="ce269" table:formula="of:=[$'2nd degré'.C22]" office:value-type="string" office:string-value="-" calcext:value-type="string">
            <text:p>-</text:p>
          </table:table-cell>
          <table:table-cell table:style-name="ce226" table:formula="of:=IF([.T36]=&quot;-&quot;;1;0)" office:value-type="float" office:value="1" calcext:value-type="float">
            <text:p>1</text:p>
          </table:table-cell>
          <table:table-cell table:style-name="ce226" table:number-columns-repeated="10"/>
          <table:table-cell table:number-columns-repeated="988"/>
          <table:table-cell table:style-name="ce226" table:number-columns-repeated="5"/>
        </table:table-row>
        <table:table-row table:style-name="ro3">
          <table:table-cell table:style-name="ce239"/>
          <table:table-cell table:style-name="ce242"/>
          <table:table-cell table:style-name="ce249"/>
          <table:table-cell table:style-name="ce253" table:formula="of:=[.E33]" office:value-type="float" office:value="8" calcext:value-type="float">
            <text:p>8</text:p>
          </table:table-cell>
          <table:table-cell table:style-name="ce242"/>
          <table:table-cell table:style-name="ce239"/>
          <table:table-cell table:style-name="ce242"/>
          <table:table-cell table:style-name="ce253" table:formula="of:=[.H33]" office:value-type="float" office:value="16" calcext:value-type="float">
            <text:p>16</text:p>
          </table:table-cell>
          <table:table-cell table:style-name="ce226" table:number-columns-repeated="23"/>
          <table:table-cell table:number-columns-repeated="988"/>
          <table:table-cell table:style-name="ce226" table:number-columns-repeated="5"/>
        </table:table-row>
        <table:table-row table:style-name="ro3">
          <table:table-cell table:style-name="ce226" table:number-columns-repeated="31"/>
          <table:table-cell table:number-columns-repeated="987"/>
          <table:table-cell table:style-name="ce226" table:number-columns-repeated="6"/>
        </table:table-row>
        <table:table-row table:style-name="ro3">
          <table:table-cell table:style-name="ce226" table:number-columns-repeated="31"/>
          <table:table-cell table:number-columns-repeated="988"/>
          <table:table-cell table:style-name="ce226" table:number-columns-repeated="5"/>
        </table:table-row>
        <table:table-row table:style-name="ro3">
          <table:table-cell table:style-name="ce236" office:value-type="string" calcext:value-type="string" table:number-columns-spanned="31" table:number-rows-spanned="1">
            <text:p>Fonction homographiq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26" table:number-columns-repeated="5"/>
          <table:table-cell table:number-columns-repeated="3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7" table:formula="of:=IF([.Y43]=-1;&quot;-&quot;;IF([.Y43]=1;&quot;&quot;;[.Y43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43]&lt;0;&quot; - &quot;;&quot; + &quot;)" office:value-type="string" office:string-value=" - " calcext:value-type="string">
            <text:p><text:s/>- </text:p>
          </table:table-cell>
          <table:table-cell table:formula="of:=ABS([.Z43])" office:value-type="float" office:value="6" calcext:value-type="float">
            <text:p>6</text:p>
          </table:table-cell>
          <table:table-cell/>
          <table:table-cell table:style-name="ce226" table:number-columns-repeated="16"/>
          <table:table-cell/>
          <table:table-cell table:formula="of:=COM.MICROSOFT.CONCAT(IF([.Y43]=-1;&quot;-&quot;;IF([.Y43]=1;&quot;&quot;;[.Y43]));&quot; x&quot;;IF([.Z43]&lt;0;&quot; - &quot;;&quot; + &quot;);ABS([.Z43]))" office:value-type="string" office:string-value="5 x - 6" calcext:value-type="string">
            <text:p>5 x - 6</text:p>
          </table:table-cell>
          <table:table-cell/>
          <table:table-cell table:style-name="ce264" table:formula="of:=IF(RANDBETWEEN(0;1);-1;1)*RANDBETWEEN(1;6)" office:value-type="float" office:value="5" calcext:value-type="float">
            <text:p>5</text:p>
          </table:table-cell>
          <table:table-cell table:style-name="ce264" table:formula="of:=IF(RANDBETWEEN(0;1);-1;1)*RANDBETWEEN(1;6)" office:value-type="float" office:value="-6" calcext:value-type="float">
            <text:p>-6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26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263" office:value-type="string" calcext:value-type="string">
            <text:p>c</text:p>
          </table:table-cell>
          <table:table-cell table:style-name="ce26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7" table:formula="of:=IF([.Y45]=-1;&quot;-&quot;;IF([.Y45]=1;&quot;&quot;;[.Y45]))">
            <text:p/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/>
          <table:table-cell table:style-name="ce226" table:number-columns-repeated="10"/>
          <table:table-cell table:style-name="ce226" table:formula="of:=IF([.E47]=&quot;-&quot;;&quot;Oui&quot;;&quot;Non&quot;)" office:value-type="string" office:string-value="Oui" calcext:value-type="string">
            <text:p>Oui</text:p>
          </table:table-cell>
          <table:table-cell table:style-name="ce226"/>
          <table:table-cell table:number-columns-repeated="5"/>
          <table:table-cell table:formula="of:=COM.MICROSOFT.CONCAT(IF([.Y45]=-1;&quot;-&quot;;IF([.Y45]=1;&quot;&quot;;[.Y45]));&quot; x&quot;;IF([.Z45]&lt;0;&quot; - &quot;;&quot; + &quot;);ABS([.Z45]))" office:value-type="string" office:string-value=" x - 3" calcext:value-type="string">
            <text:p><text:s/>x - 3</text:p>
          </table:table-cell>
          <table:table-cell/>
          <table:table-cell table:style-name="ce264" office:value-type="float" office:value="1" calcext:value-type="float">
            <text:p>1</text:p>
          </table:table-cell>
          <table:table-cell table:style-name="ce264" table:formula="of:=IF(RANDBETWEEN(0;1);-1;1)*RANDBETWEEN(1;6)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226" table:number-columns-repeated="2"/>
          <table:table-cell table:number-columns-repeated="7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237" table:formula="of:=IF([.Y47]=-1;&quot;-&quot;;IF([.Y47]=1;&quot;&quot;;[.Y47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Y43]*[.Z45]&lt;0;&quot;+&quot;;&quot;-&quot;)" office:value-type="string" office:string-value="+" calcext:value-type="string">
            <text:p>+</text:p>
          </table:table-cell>
          <table:table-cell table:formula="of:=ABS([.Y43]*[.Z45])" office:value-type="float" office:value="15" calcext:value-type="float">
            <text:p>15</text:p>
          </table:table-cell>
          <table:table-cell table:formula="of:=IF([.Z43]&lt;0;&quot;-&quot;;&quot;+&quot;)" office:value-type="string" office:string-value="-" calcext:value-type="string">
            <text:p>-</text:p>
          </table:table-cell>
          <table:table-cell table:formula="of:=ABS([.Z43])" office:value-type="float" office:value="6" calcext:value-type="float">
            <text:p>6</text:p>
          </table:table-cell>
          <table:table-cell table:number-columns-repeated="3"/>
          <table:table-cell table:style-name="ce226" table:number-columns-repeated="2"/>
          <table:table-cell table:number-columns-repeated="8"/>
          <table:table-cell table:style-name="ce264" table:formula="of:=[.Y43]/[.Y45]" office:value-type="float" office:value="5" calcext:value-type="float">
            <text:p>5</text:p>
          </table:table-cell>
          <table:table-cell table:style-name="ce264" table:formula="of:=([.Z43]*[.Y45]-[.Y43]*[.Z45])/[.Y45]"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226"/>
          <table:table-cell table:number-columns-repeated="1013"/>
        </table:table-row>
        <table:table-row table:style-name="ro3">
          <table:table-cell table:number-columns-repeated="3"/>
          <table:table-cell table:style-name="ce23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26"/>
          <table:table-cell table:number-columns-repeated="11"/>
          <table:table-cell table:style-name="ce272" office:value-type="float" office:value="1" calcext:value-type="float">
            <text:p>1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6" calcext:value-type="float">
            <text:p>6</text:p>
          </table:table-cell>
          <table:table-cell table:style-name="ce277" office:value-type="float" office:value="7" calcext:value-type="float">
            <text:p>7</text:p>
          </table:table-cell>
          <table:table-cell table:style-name="ce278" office:value-type="string" calcext:value-type="string">
            <text:p></text:p>
          </table:table-cell>
          <table:table-cell table:style-name="ce27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2" office:value-type="string" calcext:value-type="string" table:number-columns-spanned="1" table:number-rows-spanned="2">
            <text:p>L1</text:p>
          </table:table-cell>
          <table:table-cell table:style-name="ce270" table:formula="of:=IF(ISBLANK([$Homographique.B8]);0;IF([$Homographique.B8]=[.B47];1;-0.5))" office:value-type="float" office:value="0" calcext:value-type="float">
            <text:p>0</text:p>
          </table:table-cell>
          <table:table-cell table:style-name="ce270" table:formula="of:=IF(ISBLANK([$Homographique.E8]);0;IF([$Homographique.E8]=[.E47];1;-0.5))" office:value-type="float" office:value="0" calcext:value-type="float">
            <text:p>0</text:p>
          </table:table-cell>
          <table:table-cell table:style-name="ce270" table:formula="of:=IF(ISBLANK([$Homographique.F8]);0;IF([$Homographique.F8]=[.F47];1;-0.5))" office:value-type="float" office:value="0" calcext:value-type="float">
            <text:p>0</text:p>
          </table:table-cell>
          <table:table-cell table:style-name="ce270" table:formula="of:=IF(ISBLANK([$Homographique.H8]);0;IF([$Homographique.H8]=[.H47];1;-0.5))" office:value-type="float" office:value="0" calcext:value-type="float">
            <text:p>0</text:p>
          </table:table-cell>
          <table:table-cell table:style-name="ce270" table:formula="of:=IF(ISBLANK([$Homographique.I8]);0;IF([$Homographique.I8]=[.I47];1;-0.5))" office:value-type="float" office:value="0" calcext:value-type="float">
            <text:p>0</text:p>
          </table:table-cell>
          <table:table-cell table:style-name="ce270" table:formula="of:=IF(ISBLANK([$Homographique.J8]);0;IF([$Homographique.J8]=[.J47];1;-0.5))" office:value-type="float" office:value="0" calcext:value-type="float">
            <text:p>0</text:p>
          </table:table-cell>
          <table:table-cell table:style-name="ce270" table:formula="of:=IF(ISBLANK([$Homographique.K8]);0;IF([$Homographique.K8]=[.K47];1;-0.5))" office:value-type="float" office:value="0" calcext:value-type="float">
            <text:p>0</text:p>
          </table:table-cell>
          <table:table-cell table:style-name="ce270" table:formula="of:=SUM([.W50:.AC50])" office:value-type="float" office:value="0" calcext:value-type="float">
            <text:p>0</text:p>
          </table:table-cell>
          <table:table-cell table:style-name="ce270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237" table:formula="of:=IF([.Y47]=-1;&quot;-&quot;;IF([.Y47]=1;&quot;&quot;;[.Y47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Z47]&lt;0;&quot;-&quot;;&quot;+&quot;)" office:value-type="string" office:string-value="+" calcext:value-type="string">
            <text:p>+</text:p>
          </table:table-cell>
          <table:table-cell table:formula="of:=ABS([.Z47])" office:value-type="float" office:value="9" calcext:value-type="float">
            <text:p>9</text:p>
          </table:table-cell>
          <table:table-cell table:number-columns-repeated="12"/>
          <table:covered-table-cell table:style-name="ce232"/>
          <table:table-cell table:style-name="ce270" table:formula="of:=IF(ISBLANK([$Homographique.F10]);0;IF([$Homographique.F10]=[.F49];1;-0.5))" office:value-type="float" office:value="0" calcext:value-type="float">
            <text:p>0</text:p>
          </table:table-cell>
          <table:table-cell table:style-name="ce270" table:formula="of:=IF(ISBLANK([$Homographique.G10]);0;IF([$Homographique.G10]=[.G49];1;-0.5))" office:value-type="float" office:value="0" calcext:value-type="float">
            <text:p>0</text:p>
          </table:table-cell>
          <table:table-cell table:style-name="ce270" table:number-columns-repeated="5"/>
          <table:table-cell table:style-name="ce270" table:formula="of:=SUM([.W51:.AC51])" office:value-type="float" office:value="0" calcext:value-type="float">
            <text:p>0</text:p>
          </table:table-cell>
          <table:table-cell table:style-name="ce2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226"/>
          <table:table-cell table:number-columns-repeated="10"/>
          <table:table-cell table:style-name="ce264" office:value-type="string" calcext:value-type="string" table:number-columns-spanned="1" table:number-rows-spanned="2">
            <text:p>L2</text:p>
          </table:table-cell>
          <table:table-cell table:style-name="ce264" table:formula="of:=IF(ISBLANK([$Homographique.B12]);0;IF([$Homographique.B12]=[.B51];1;-0.5))" office:value-type="float" office:value="0" calcext:value-type="float">
            <text:p>0</text:p>
          </table:table-cell>
          <table:table-cell table:style-name="ce264" table:formula="of:=IF(ISBLANK([$Homographique.E12]);0;IF([$Homographique.E12]=[.E51];1;-0.5))" office:value-type="float" office:value="0" calcext:value-type="float">
            <text:p>0</text:p>
          </table:table-cell>
          <table:table-cell table:style-name="ce264" table:formula="of:=IF(ISBLANK([$Homographique.F12]);0;IF([$Homographique.F12]=[.F51];1;-0.5))" office:value-type="float" office:value="0" calcext:value-type="float">
            <text:p>0</text:p>
          </table:table-cell>
          <table:table-cell table:style-name="ce264" table:formula="of:=IF(ISBLANK([$Homographique.H12]);0;IF([$Homographique.H12]=[.H51];1;-0.5))" office:value-type="float" office:value="0" calcext:value-type="float">
            <text:p>0</text:p>
          </table:table-cell>
          <table:table-cell table:style-name="ce264" table:formula="of:=IF(ISBLANK([$Homographique.I12]);0;IF([$Homographique.I12]=[.I51];1;-0.5))" office:value-type="float" office:value="0" calcext:value-type="float">
            <text:p>0</text:p>
          </table:table-cell>
          <table:table-cell table:style-name="ce264" table:number-columns-repeated="2"/>
          <table:table-cell table:style-name="ce264" table:formula="of:=SUM([.W52:.AC52])" office:value-type="float" office:value="0" calcext:value-type="float">
            <text:p>0</text:p>
          </table:table-cell>
          <table:table-cell table:style-name="ce26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26"/>
          <table:table-cell table:number-columns-repeated="10"/>
          <table:covered-table-cell table:style-name="ce264"/>
          <table:table-cell table:style-name="ce264" table:formula="of:=IF(ISBLANK([$Homographique.F14]);0;IF([$Homographique.F14]=[.F53];1;-0.5))" office:value-type="float" office:value="0" calcext:value-type="float">
            <text:p>0</text:p>
          </table:table-cell>
          <table:table-cell table:style-name="ce264" table:formula="of:=IF(ISBLANK([$Homographique.G14]);0;IF([$Homographique.G14]=[.G53];1;-0.5))" office:value-type="float" office:value="0" calcext:value-type="float">
            <text:p>0</text:p>
          </table:table-cell>
          <table:table-cell table:style-name="ce264" table:number-columns-repeated="5"/>
          <table:table-cell table:style-name="ce264" table:formula="of:=SUM([.W53:.AC53])" office:value-type="float" office:value="0" calcext:value-type="float">
            <text:p>0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2" office:value-type="string" calcext:value-type="string" table:number-columns-spanned="1" table:number-rows-spanned="3">
            <text:p>L3</text:p>
          </table:table-cell>
          <table:table-cell table:style-name="ce270" table:formula="of:=IF(ISBLANK([$Homographique.B16]);0;IF([$Homographique.B16]=[.B55];1;-0.5))" office:value-type="float" office:value="0" calcext:value-type="float">
            <text:p>0</text:p>
          </table:table-cell>
          <table:table-cell table:style-name="ce270" table:formula="of:=IF(ISBLANK([$Homographique.E16]);0;IF([$Homographique.E16]=[.E55];1;-0.5))" office:value-type="float" office:value="0" calcext:value-type="float">
            <text:p>0</text:p>
          </table:table-cell>
          <table:table-cell table:style-name="ce270" table:formula="of:=IF(ISBLANK([$Homographique.F16]);0;IF([$Homographique.F16]=[.F55];1;-0.5))" office:value-type="float" office:value="0" calcext:value-type="float">
            <text:p>0</text:p>
          </table:table-cell>
          <table:table-cell table:style-name="ce270" table:formula="of:=IF(ISBLANK([$Homographique.K16]);0;IF([$Homographique.K16]=[.J55];1;-0.5))" office:value-type="float" office:value="0" calcext:value-type="float">
            <text:p>0</text:p>
          </table:table-cell>
          <table:table-cell table:style-name="ce270" table:number-columns-repeated="3"/>
          <table:table-cell table:style-name="ce270" table:formula="of:=SUM([.W54:.AC54])" office:value-type="float" office:value="0" calcext:value-type="float">
            <text:p>0</text:p>
          </table:table-cell>
          <table:table-cell table:style-name="ce270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237" table:formula="of:=IF([.Y47]=-1;&quot;-&quot;;IF([.Y47]=1;&quot;&quot;;[.Y47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7])" office:value-type="float" office:value="9" calcext:value-type="float" table:number-columns-spanned="7" table:number-rows-spanned="1">
            <text:p>9</text:p>
          </table:table-cell>
          <table:covered-table-cell table:number-columns-repeated="6"/>
          <table:table-cell table:number-columns-repeated="5"/>
          <table:covered-table-cell table:style-name="ce271"/>
          <table:table-cell table:style-name="ce270" table:formula="of:=IF(ISBLANK([$Homographique.H17]);0;IF([$Homographique.H17]=[.I56];1;-0.5))" office:value-type="float" office:value="0" calcext:value-type="float">
            <text:p>0</text:p>
          </table:table-cell>
          <table:table-cell table:style-name="ce270" table:number-columns-repeated="6"/>
          <table:table-cell table:style-name="ce270" table:formula="of:=SUM([.W55:.AC55])" office:value-type="float" office:value="0" calcext:value-type="float">
            <text:p>0</text:p>
          </table:table-cell>
          <table:table-cell table:style-name="ce270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271"/>
          <table:table-cell table:style-name="ce270" table:formula="of:=IF(ISBLANK([$Homographique.E18]);0;IF([$Homographique.E18]=[.E57];1;-0.5))" office:value-type="float" office:value="0" calcext:value-type="float">
            <text:p>0</text:p>
          </table:table-cell>
          <table:table-cell table:style-name="ce270" table:formula="of:=IF(ISBLANK([$Homographique.F18]);0;IF([$Homographique.F18]=[.F57];1;-0.5))" office:value-type="float" office:value="0" calcext:value-type="float">
            <text:p>0</text:p>
          </table:table-cell>
          <table:table-cell table:style-name="ce270" table:formula="of:=IF(ISBLANK([$Homographique.K18]);0;IF([$Homographique.K18]=[.M57];1;-0.5))" office:value-type="float" office:value="0" calcext:value-type="float">
            <text:p>0</text:p>
          </table:table-cell>
          <table:table-cell table:style-name="ce270" table:formula="of:=IF(ISBLANK([$Homographique.L18]);0;IF([$Homographique.L18]=[.N57];1;-0.5))" office:value-type="float" office:value="0" calcext:value-type="float">
            <text:p>0</text:p>
          </table:table-cell>
          <table:table-cell table:style-name="ce270" table:number-columns-repeated="3"/>
          <table:table-cell table:style-name="ce270" table:formula="of:=SUM([.W56:.AC56])" office:value-type="float" office:value="0" calcext:value-type="float">
            <text:p>0</text:p>
          </table:table-cell>
          <table:table-cell table:style-name="ce270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226"/>
          <table:table-cell/>
          <table:table-cell table:style-name="ce23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23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264" office:value-type="string" calcext:value-type="string" table:number-columns-spanned="1" table:number-rows-spanned="3">
            <text:p>L3</text:p>
          </table:table-cell>
          <table:table-cell table:style-name="ce275" table:formula="of:=IF(ISBLANK([$Homographique.F20]);0;IF([$Homographique.F20]=[.D59];1;-0.5))" office:value-type="float" office:value="0" calcext:value-type="float">
            <text:p>0</text:p>
          </table:table-cell>
          <table:table-cell table:style-name="ce264" table:number-columns-repeated="6"/>
          <table:table-cell table:style-name="ce264" table:formula="of:=SUM([.W57:.AC57])" office:value-type="float" office:value="0" calcext:value-type="float">
            <text:p>0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275" table:formula="of:=IF(ISBLANK([$Homographique.B21]);0;IF([$Homographique.B21]=[.B60];1;-0.5))" office:value-type="float" office:value="0" calcext:value-type="float">
            <text:p>0</text:p>
          </table:table-cell>
          <table:table-cell table:style-name="ce275" table:formula="of:=IF(ISBLANK([$Homographique.C21]);0;IF([$Homographique.C21]=[.C60];1;-0.5))" office:value-type="float" office:value="0" calcext:value-type="float">
            <text:p>0</text:p>
          </table:table-cell>
          <table:table-cell table:style-name="ce275"/>
          <table:table-cell table:style-name="ce264" table:number-columns-repeated="4"/>
          <table:table-cell table:style-name="ce264" table:formula="of:=SUM([.W58:.AC58])" office:value-type="float" office:value="0" calcext:value-type="float">
            <text:p>0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7])" office:value-type="float" office:value="9" calcext:value-type="float" table:number-columns-spanned="5" table:number-rows-spanned="1">
            <text:p>9</text:p>
          </table:table-cell>
          <table:covered-table-cell table:number-columns-repeated="4"/>
          <table:table-cell table:number-columns-repeated="13"/>
          <table:covered-table-cell/>
          <table:table-cell table:style-name="ce275" table:formula="of:=IF(ISBLANK([$Homographique.F22]);0;IF([$Homographique.F22]=[.F61];1;-0.5))" office:value-type="float" office:value="0" calcext:value-type="float">
            <text:p>0</text:p>
          </table:table-cell>
          <table:table-cell table:style-name="ce275" table:formula="of:=IF(ISBLANK([$Homographique.G22]);0;IF([$Homographique.G22]=[.G61];1;-0.5))" office:value-type="float" office:value="0" calcext:value-type="float">
            <text:p>0</text:p>
          </table:table-cell>
          <table:table-cell table:style-name="ce264" table:number-columns-repeated="5"/>
          <table:table-cell table:style-name="ce264" table:formula="of:=SUM([.W59:.AC59])" office:value-type="float" office:value="0" calcext:value-type="float">
            <text:p>0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7]" office:value-type="float" office:value="5" calcext:value-type="float">
            <text:p>5</text:p>
          </table:table-cell>
          <table:table-cell table:formula="of:=IF([.Z4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270" office:value-type="string" calcext:value-type="string">
            <text:p>L4</text:p>
          </table:table-cell>
          <table:table-cell table:style-name="ce270" table:formula="of:=IF(ISBLANK([$Homographique.C24]);0;IF([$Homographique.C24]=[.Y47];1;-0.5))" office:value-type="float" office:value="0" calcext:value-type="float">
            <text:p>0</text:p>
          </table:table-cell>
          <table:table-cell table:style-name="ce270" table:formula="of:=IF(ISBLANK([$Homographique.F24]);0;IF([$Homographique.F24]=[.Z47];1;-0.5))" office:value-type="float" office:value="0" calcext:value-type="float">
            <text:p>0</text:p>
          </table:table-cell>
          <table:table-cell table:style-name="ce270" table:number-columns-repeated="5"/>
          <table:table-cell table:style-name="ce270" table:formula="of:=SUM([.W60:.AC60])" office:value-type="float" office:value="0" calcext:value-type="float">
            <text:p>0</text:p>
          </table:table-cell>
          <table:table-cell table:style-name="ce2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26"/>
          <table:table-cell table:number-columns-repeated="2"/>
          <table:table-cell table:style-name="ce23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265" table:number-columns-repeated="7"/>
          <table:table-cell table:style-name="ce279" office:value-type="string" calcext:value-type="string">
            <text:p>Note</text:p>
          </table:table-cell>
          <table:table-cell table:style-name="ce279" table:formula="of:=IF(20*SUM([.AD50:.AD60])/SUM([.AE50:.AE60])&lt;0;0;20*SUM([.AD50:.AD60])/SUM([.AE50:.AE60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29"/>
          <table:table-cell table:style-name="ce226" table:number-columns-repeated="2"/>
          <table:table-cell table:number-columns-repeated="99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6"/>
          <table:table-cell table:style-name="ce226" table:number-columns-repeated="5"/>
          <table:table-cell table:number-columns-repeated="3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formula="of:=IF([.Y68]=-1;&quot;-&quot;;IF([.Y68]=1;&quot;&quot;;[.Y68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8]&lt;0;&quot; - &quot;;&quot; + &quot;)" office:value-type="string" office:string-value=" + " calcext:value-type="string">
            <text:p><text:s/>+ </text:p>
          </table:table-cell>
          <table:table-cell table:formula="of:=ABS([.Z68])" office:value-type="float" office:value="5" calcext:value-type="float">
            <text:p>5</text:p>
          </table:table-cell>
          <table:table-cell/>
          <table:table-cell table:style-name="ce226" table:number-columns-repeated="16"/>
          <table:table-cell/>
          <table:table-cell table:formula="of:=COM.MICROSOFT.CONCAT(IF([.Y68]=-1;&quot;-&quot;;IF([.Y68]=1;&quot;&quot;;[.Y68]));&quot; x&quot;;IF([.Z68]&lt;0;&quot; - &quot;;&quot; + &quot;);ABS([.Z68]))" office:value-type="string" office:string-value="3 x + 5" calcext:value-type="string">
            <text:p>3 x + 5</text:p>
          </table:table-cell>
          <table:table-cell/>
          <table:table-cell table:style-name="ce264" table:formula="of:=IF(RANDBETWEEN(0;1);-1;1)*RANDBETWEEN(1;6)" office:value-type="float" office:value="3" calcext:value-type="float">
            <text:p>3</text:p>
          </table:table-cell>
          <table:table-cell table:style-name="ce264" table:formula="of:=IF(RANDBETWEEN(0;1);-1;1)*RANDBETWEEN(1;6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26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263" office:value-type="string" calcext:value-type="string">
            <text:p>c</text:p>
          </table:table-cell>
          <table:table-cell table:style-name="ce26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3" calcext:value-type="float">
            <text:p>3</text:p>
          </table:table-cell>
          <table:table-cell/>
          <table:table-cell table:style-name="ce226" table:number-columns-repeated="12"/>
          <table:table-cell table:number-columns-repeated="5"/>
          <table:table-cell table:formula="of:=COM.MICROSOFT.CONCAT(IF([.Y70]=-1;&quot;-&quot;;IF([.Y70]=1;&quot;&quot;;[.Y70]));&quot; x&quot;;IF([.Z70]&lt;0;&quot; - &quot;;&quot; + &quot;);ABS([.Z70]))" office:value-type="string" office:string-value=" x + 3" calcext:value-type="string">
            <text:p><text:s/>x + 3</text:p>
          </table:table-cell>
          <table:table-cell/>
          <table:table-cell table:style-name="ce264" office:value-type="float" office:value="1" calcext:value-type="float">
            <text:p>1</text:p>
          </table:table-cell>
          <table:table-cell table:style-name="ce264" table:formula="of:=IF(RANDBETWEEN(0;1);-1;1)*RANDBETWEEN(1;6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226" table:number-columns-repeated="2"/>
          <table:table-cell table:number-columns-repeated="7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237" table:formula="of:=IF([.Y72]=-1;&quot;-&quot;;IF([.Y72]=1;&quot;&quot;;[.Y72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Y68]*[.Z70]&lt;0;&quot;+&quot;;&quot;-&quot;)" office:value-type="string" office:string-value="-" calcext:value-type="string">
            <text:p>-</text:p>
          </table:table-cell>
          <table:table-cell table:formula="of:=ABS([.Y68]*[.Z70])" office:value-type="float" office:value="9" calcext:value-type="float">
            <text:p>9</text:p>
          </table:table-cell>
          <table:table-cell table:formula="of:=IF([.Z68]&lt;0;&quot; - &quot;;&quot; + &quot;)" office:value-type="string" office:string-value=" + " calcext:value-type="string">
            <text:p><text:s/>+ </text:p>
          </table:table-cell>
          <table:table-cell table:formula="of:=ABS([.Z68])" office:value-type="float" office:value="5" calcext:value-type="float">
            <text:p>5</text:p>
          </table:table-cell>
          <table:table-cell table:number-columns-repeated="3"/>
          <table:table-cell table:style-name="ce226" table:number-columns-repeated="2"/>
          <table:table-cell table:number-columns-repeated="7"/>
          <table:table-cell table:style-name="ce264" table:formula="of:=[.Y68]/[.Y70]" office:value-type="float" office:value="3" calcext:value-type="float">
            <text:p>3</text:p>
          </table:table-cell>
          <table:table-cell table:style-name="ce264" table:formula="of:=([.Z68]*[.Y70]-[.Y68]*[.Z70])/[.Y70]" office:value-type="float" office:value="-4" calcext:value-type="float">
            <text:p>-4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</text:p>
          </table:table-cell>
          <table:covered-table-cell table:number-columns-repeated="9"/>
          <table:covered-table-cell table:style-name="ce226"/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26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7" table:formula="of:=IF([.Y72]=-1;&quot;-&quot;;IF([.Y72]=1;&quot;&quot;;[.Y72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4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Z72]&lt;0;&quot;-&quot;;&quot;+&quot;)" office:value-type="string" office:string-value="-" calcext:value-type="string">
            <text:p>-</text:p>
          </table:table-cell>
          <table:table-cell table:formula="of:=ABS([.Z72])"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</text:p>
          </table:table-cell>
          <table:covered-table-cell table:number-columns-repeated="8"/>
          <table:table-cell/>
          <table:table-cell table:style-name="ce226"/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26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7" table:formula="of:=IF([.Y72]=-1;&quot;-&quot;;IF([.Y72]=1;&quot;&quot;;[.Y72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8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  <table:table-cell table:formula="of:=ABS([.Z72])" office:value-type="float" office:value="4" calcext:value-type="float" table:number-columns-spanned="7" table:number-rows-spanned="1">
            <text:p>4</text:p>
          </table:table-cell>
          <table:covered-table-cell table:number-columns-repeated="6"/>
          <table:table-cell table:number-columns-repeated="100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72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1008"/>
        </table:table-row>
        <table:table-row table:style-name="ro3">
          <table:table-cell table:style-name="ce226"/>
          <table:table-cell/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formula="of:=ABS([.Z72])" office:value-type="float" office:value="4" calcext:value-type="float" table:number-columns-spanned="7" table:number-rows-spanned="1">
            <text:p>4</text:p>
          </table:table-cell>
          <table:covered-table-cell table:number-columns-repeated="6"/>
          <table:table-cell table:number-columns-repeated="1014"/>
        </table:table-row>
        <table:table-row table:style-name="ro3">
          <table:table-cell office:value-type="string" calcext:value-type="string">
            <text:p>=</text:p>
          </table:table-cell>
          <table:table-cell table:formula="of:=[.Y72]" office:value-type="float" office:value="3" calcext:value-type="float">
            <text:p>3</text:p>
          </table:table-cell>
          <table:table-cell table:formula="of:=IF([.Z72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1014"/>
        </table:table-row>
        <table:table-row table:style-name="ro3">
          <table:table-cell table:style-name="ce226"/>
          <table:table-cell table:number-columns-repeated="3"/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014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17:18:19.1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1-22T17:19:20.108000000</dc:date>
    <meta:editing-duration>PT9H4M33S</meta:editing-duration>
    <meta:editing-cycles>144</meta:editing-cycles>
    <meta:generator>LibreOffice/6.0.7.3$Windows_X86_64 LibreOffice_project/dc89aa7a9eabfd848af146d5086077aeed2ae4a5</meta:generator>
    <meta:document-statistic meta:table-count="5" meta:cell-count="1125" meta:object-count="14"/>
  </office:meta>
</office:document-meta>
</file>